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Times New Roman" svg:font-family="'Times New Roman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ff0000"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code">
      <style:paragraph-properties fo:break-before="page"/>
    </style:style>
    <style:style style:name="P4" style:family="paragraph" style:parent-style-name="Standard">
      <style:text-properties style:font-name="Liberation Sans" fo:font-size="8pt" style:font-size-asian="8pt" style:font-size-complex="8pt"/>
    </style:style>
    <style:style style:name="P5" style:family="paragraph" style:parent-style-name="Standard">
      <style:text-properties fo:color="#ff0000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text-line-through-style="none" style:font-name="Liberation Sans" fo:font-size="8pt" fo:letter-spacing="normal" fo:font-style="normal" style:text-underline-style="none" fo:font-weight="normal" style:text-blinking="false" fo:background-color="transparent" style:font-size-asian="8pt" style:font-size-complex="8pt"/>
    </style:style>
    <style:style style:name="P7" style:family="paragraph" style:parent-style-name="Standard">
      <style:paragraph-properties fo:break-before="pag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9pt" fo:font-style="normal" fo:text-shadow="none" style:text-underline-style="none" fo:font-weight="normal" style:letter-kerning="true" style:font-name-asian="WenQuanYi Micro Hei" style:font-size-asian="9pt" style:font-style-asian="normal" style:font-weight-asian="normal" style:font-name-complex="Lohit Hindi" style:font-size-complex="9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552cm" style:run-through="foreground"/>
    </style:style>
    <style:style style:name="gr4" style:family="graphic">
      <style:graphic-properties draw:stroke="none" svg:stroke-color="#000000" draw:fill="none" draw:fill-color="#ffffff" fo:min-height="0.506cm" style:run-through="foreground"/>
    </style:style>
    <style:style style:name="gr5" style:family="graphic">
      <style:graphic-properties draw:stroke="none" svg:stroke-color="#000000" draw:fill="none" draw:fill-color="#ffffff" fo:min-height="0.577cm" style:run-through="foreground"/>
    </style:style>
    <style:style style:name="gr6" style:family="graphic">
      <style:graphic-properties draw:stroke="none" svg:stroke-color="#000000" draw:fill="none" draw:fill-color="#ffffff" fo:min-height="0.579cm" style:run-through="foreground"/>
    </style:style>
    <style:style style:name="gr7" style:family="graphic">
      <style:graphic-properties draw:stroke="none" svg:stroke-color="#000000" draw:fill="none" draw:fill-color="#ffffff" fo:min-height="0.612cm" style:run-through="foreground"/>
    </style:style>
    <style:style style:name="gr8" style:family="graphic">
      <style:graphic-properties draw:stroke="none" svg:stroke-color="#000000" draw:fill="none" draw:fill-color="#ffffff" fo:min-height="0.651cm" style:run-through="foreground"/>
    </style:style>
    <style:style style:name="gr9" style:family="graphic">
      <style:graphic-properties draw:stroke="none" svg:stroke-color="#000000" draw:fill="none" draw:fill-color="#ffffff" fo:min-height="0.489cm" style:run-through="foreground"/>
    </style:style>
    <style:style style:name="gr10" style:family="graphic">
      <style:graphic-properties draw:stroke="none" svg:stroke-color="#000000" draw:fill="none" draw:fill-color="#ffffff" fo:min-height="0.413cm" style:run-through="foreground"/>
    </style:style>
    <style:style style:name="gr11" style:family="graphic">
      <style:graphic-properties draw:stroke="none" svg:stroke-color="#000000" draw:fill="none" draw:fill-color="#ffffff" fo:min-height="0.487cm" style:run-through="foreground"/>
    </style:style>
    <style:style style:name="gr12" style:family="graphic">
      <style:graphic-properties draw:stroke="none" svg:stroke-color="#000000" draw:fill="none" draw:fill-color="#ffffff" fo:min-height="0.508cm" style:run-through="foreground"/>
    </style:style>
    <style:style style:name="gr13" style:family="graphic">
      <style:graphic-properties draw:stroke="none" svg:stroke-color="#000000" draw:fill="none" draw:fill-color="#ffffff" fo:min-height="0.547cm" style:run-through="foreground"/>
    </style:style>
    <style:style style:name="gr14" style:family="graphic">
      <style:graphic-properties draw:stroke="none" svg:stroke-color="#000000" draw:fill="none" draw:fill-color="#ffffff" fo:min-height="0.467cm" style:run-through="foreground"/>
    </style:style>
    <style:style style:name="gr15" style:family="graphic">
      <style:graphic-properties draw:stroke="none" svg:stroke-color="#000000" draw:fill="none" draw:fill-color="#ffffff" fo:min-height="0.471cm" style:run-through="foreground"/>
    </style:style>
    <style:style style:name="gr16" style:family="graphic">
      <style:graphic-properties draw:stroke="none" svg:stroke-color="#000000" draw:fill="none" draw:fill-color="#ffffff" fo:min-height="0.452cm" style:run-through="foreground"/>
    </style:style>
    <style:style style:name="gr17" style:family="graphic">
      <style:graphic-properties draw:stroke="none" svg:stroke-color="#000000" draw:fill="none" draw:fill-color="#ffffff" fo:min-height="0.587cm" style:run-through="foreground"/>
    </style:style>
    <style:style style:name="gr18" style:family="graphic">
      <style:graphic-properties draw:stroke="none" svg:stroke-color="#000000" draw:fill="none" draw:fill-color="#ffffff" fo:min-height="0.529cm" style:run-through="foreground"/>
    </style:style>
    <style:style style:name="gr19" style:family="graphic">
      <style:graphic-properties draw:stroke="none" svg:stroke-color="#000000" draw:fill="none" draw:fill-color="#ffffff" fo:min-height="0.51cm" style:run-through="foreground"/>
    </style:style>
    <style:style style:name="gr20" style:family="graphic">
      <style:graphic-properties draw:stroke="none" svg:stroke-color="#000000" draw:fill="none" draw:fill-color="#ffffff" fo:min-height="0.393cm" style:run-through="foreground"/>
    </style:style>
    <style:style style:name="gr21" style:family="graphic">
      <style:graphic-properties draw:stroke="none" svg:stroke-color="#000000" draw:fill="none" draw:fill-color="#ffffff" fo:min-height="0.667cm" style:run-through="foreground"/>
    </style:style>
    <style:style style:name="gr22" style:family="graphic">
      <style:graphic-properties draw:stroke="none" svg:stroke-color="#000000" draw:fill="none" draw:fill-color="#ffffff" fo:min-height="0.353cm" style:run-through="foreground"/>
    </style:style>
    <style:style style:name="gr23" style:family="graphic">
      <style:graphic-properties draw:stroke="none" svg:stroke-color="#000000" draw:fill="none" draw:fill-color="#ffffff" fo:min-height="0.628cm" style:run-through="foreground"/>
    </style:style>
    <style:style style:name="gr24" style:family="graphic">
      <style:graphic-properties draw:stroke="none" svg:stroke-color="#000000" draw:fill="none" draw:fill-color="#ffffff" fo:min-height="0.646cm" style:run-through="foreground"/>
    </style:style>
    <style:style style:name="gr25" style:family="graphic">
      <style:graphic-properties draw:stroke="none" svg:stroke-color="#000000" draw:fill="none" draw:fill-color="#ffffff" fo:min-height="0.43cm" style:run-through="foreground"/>
    </style:style>
    <style:style style:name="gr26" style:family="graphic">
      <style:graphic-properties draw:fill="none" draw:textarea-horizontal-align="center" draw:textarea-vertical-align="middle" style:run-through="foreground"/>
    </style:style>
    <style:style style:name="gr27" style:family="graphic">
      <style:graphic-properties draw:stroke="none" svg:stroke-color="#000000" draw:fill="none" draw:fill-color="#ffffff" fo:min-height="0.45cm" style:run-through="foreground"/>
    </style:style>
    <style:style style:name="gr28" style:family="graphic">
      <style:graphic-properties draw:stroke="none" svg:stroke-color="#000000" draw:fill="none" draw:fill-color="#ffffff" fo:min-height="0.764cm" style:run-through="foreground"/>
    </style:style>
    <style:style style:name="gr29" style:family="graphic">
      <style:graphic-properties draw:stroke="none" svg:stroke-color="#000000" draw:fill="none" draw:fill-color="#ffffff" fo:min-height="0.607cm" style:run-through="foreground"/>
    </style:style>
    <style:style style:name="gr30" style:family="graphic">
      <style:graphic-properties draw:stroke="none" svg:stroke-color="#000000" draw:fill="none" draw:fill-color="#ffffff" fo:min-height="0.647cm" style:run-through="foreground"/>
    </style:style>
    <style:style style:name="gr31" style:family="graphic">
      <style:graphic-properties draw:stroke="none" svg:stroke-color="#000000" draw:fill="none" draw:fill-color="#ffffff" fo:min-height="0.785cm" style:run-through="foreground"/>
    </style:style>
    <style:style style:name="gr32" style:family="graphic">
      <style:graphic-properties draw:marker-end="Extrémités_20_de_20_flèche_20_2" draw:marker-end-width="0.101cm" draw:textarea-horizontal-align="center" draw:textarea-vertical-align="middle" style:run-through="foreground"/>
    </style:style>
    <style:style style:name="gr33" style:family="graphic">
      <style:graphic-properties svg:stroke-color="#ff0000" draw:fill="none" draw:textarea-horizontal-align="center" draw:textarea-vertical-align="middle" style:run-through="foreground"/>
    </style:style>
    <style:style style:name="gr34" style:family="graphic">
      <style:graphic-properties svg:stroke-color="#ff00ff" draw:textarea-horizontal-align="center" draw:textarea-vertical-align="middle" style:run-through="foreground"/>
    </style:style>
    <style:style style:name="gr3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none" svg:stroke-color="#000000" draw:fill="none" draw:fill-color="#ffffff" fo:min-height="0.3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color="#000000" draw:fill="none" draw:fill-color="#ffffff" fo:min-height="0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000000" draw:fill="none" draw:fill-color="#ffffff" fo:min-height="0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none" draw:fill-color="#ffffff" fo:min-height="0.8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none" draw:fill-color="#ffffff" fo:min-height="0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color="#000000" draw:fill="none" draw:fill-color="#ffffff" fo:min-height="0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e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e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25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259cm" fo:min-width="0.1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e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261cm" fo:min-width="0.1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e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e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25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25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cm" svg:stroke-color="#808080" draw:marker-start="Arrow" draw:marker-start-width="0.3cm" draw:marker-start-center="false" draw:marker-end="Arrow" draw:marker-end-width="0.3cm" draw:marker-end-center="false" draw:fill="solid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cm" svg:stroke-color="#808080" draw:marker-start="Arrow" draw:marker-start-width="0.3cm" draw:marker-start-center="false" draw:marker-end="Arrow" draw:marker-end-width="0.3cm" draw:marker-end-center="false" draw:fill="solid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25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none" draw:fill-color="#cfe7e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03cm" fo:min-width="0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e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03cm" fo:min-width="0.3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03cm" fo:min-width="0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03cm" fo:min-width="0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03cm" fo:min-width="0.097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2" draw:style-name="gr1"><draw:line draw:style-name="gr2" draw:text-style-name="P8" svg:x1="6.791cm" svg:y1="2.694cm" svg:x2="9.162cm" svg:y2="0.606cm"><text:p/></draw:line><draw:line draw:style-name="gr2" draw:text-style-name="P8" svg:x1="10.936cm" svg:y1="2.918cm" svg:x2="9.162cm" svg:y2="0.606cm"><text:p/></draw:line><draw:frame draw:style-name="gr10" svg:width="0.352cm" svg:height="0.489cm" svg:x="6.668cm" svg:y="2.853cm"><draw:text-box><text:p>a</text:p></draw:text-box></draw:frame><draw:frame draw:style-name="gr11" svg:width="0.433cm" svg:height="0.489cm" svg:x="10.915cm" svg:y="3.096cm"><draw:text-box><text:p>b</text:p></draw:text-box></draw:frame><draw:frame draw:style-name="gr12" svg:width="0.435cm" svg:height="0.509cm" svg:x="9.471cm" svg:y="0.318cm"><draw:text-box><text:p>c</text:p></draw:text-box></draw:frame><draw:frame draw:style-name="gr13" svg:width="0.558cm" svg:height="0.548cm" svg:x="7.224cm" svg:y="1.089cm"><draw:text-box><text:p>k</text:p></draw:text-box></draw:frame><draw:frame draw:style-name="gr14" svg:width="0.371cm" svg:height="0.489cm" svg:x="10.03cm" svg:y="1.189cm"><draw:text-box><text:p>l</text:p></draw:text-box></draw:frame><draw:ellipse draw:style-name="gr2" draw:text-style-name="P8" svg:width="0.147cm" svg:height="0.142cm" svg:x="6.791cm" svg:y="2.549cm"><text:p/></draw:ellipse><draw:ellipse draw:style-name="gr2" draw:text-style-name="P8" svg:width="0.145cm" svg:height="0.142cm" svg:x="10.894cm" svg:y="2.793cm"><text:p/></draw:ellipse><draw:ellipse draw:style-name="gr2" draw:text-style-name="P8" svg:width="0.147cm" svg:height="0.142cm" svg:x="9.143cm" svg:y="0.602cm"><text:p/></draw:ellipse><draw:line draw:style-name="gr2" draw:text-style-name="P8" svg:x1="6.941cm" svg:y1="2.69cm" svg:x2="10.94cm" svg:y2="2.914cm"><text:p/></draw:line></draw:g>exo0</text:p>
      <text:p text:style-name="Standard">1 'dec:' point :: a donne.</text:p>
      <text:p text:style-name="Standard">2 'dec:' point :: b donne.</text:p>
      <text:p text:style-name="Standard">3 'dec:' point :: c cherche.</text:p>
      <text:p text:style-name="Standard">4 'dec:' long :: k donne.</text:p>
      <text:p text:style-name="Standard">5 'dec:' long :: l donne.</text:p>
      <text:p text:style-name="Standard">0 'cont:' dist(a,c) '=l=' k.</text:p>
      <text:p text:style-name="Standard">1 'cont:' dist(b,c) '=l=' l.</text:p>
      <text:p text:style-name="Standard"/>
      <text:p text:style-name="code">a:= (donne)</text:p>
      <text:p text:style-name="code">b:= (donne)</text:p>
      <text:p text:style-name="code">k:= (donne)</text:p>
      <text:p text:style-name="code">l:= (donne)</text:p>
      <text:p text:style-name="code">cercle00:=ccr(a,k)</text:p>
      <text:p text:style-name="code">cercle01:=ccr(b,l)</text:p>
      <text:p text:style-name="code">list00:=intercc(cercle01,cercle00)</text:p>
      <text:p text:style-name="code">pour c dans list00 faire </text:p>
      <text:p text:style-name="code"><text:s text:c="3"/>fin</text:p>
      <text:p text:style-name="code">verifier(dist(a,c)=l=k)</text:p>
      <text:p text:style-name="code">verifier(dist(b,c)=l=l)</text:p>
      <text:p text:style-name="code">fin</text:p>
      <text:p text:style-name="Standard"/>
      <text:p text:style-name="Standard"/>
      <text:p text:style-name="Standard"/>
      <text:p text:style-name="Standard"/>
      <text:p text:style-name="Horizontal_20_Line"/>
      <text:p text:style-name="Standard"/>
      <text:p text:style-name="Standard"><draw:g text:anchor-type="paragraph" draw:z-index="1" draw:style-name="gr1"><draw:ellipse draw:style-name="gr2" draw:text-style-name="P8" svg:width="0.17cm" svg:height="0.168cm" svg:x="10.534cm" svg:y="2.625cm"><text:p/></draw:ellipse><draw:ellipse draw:style-name="gr2" draw:text-style-name="P8" svg:width="0.17cm" svg:height="0.168cm" svg:x="7.723cm" svg:y="2.625cm"><text:p/></draw:ellipse><draw:line draw:style-name="gr2" draw:text-style-name="P8" svg:x1="7.807cm" svg:y1="0.65cm" svg:x2="7.807cm" svg:y2="2.793cm"><text:p/></draw:line><draw:line draw:style-name="gr2" draw:text-style-name="P8" svg:x1="10.534cm" svg:y1="2.765cm" svg:x2="7.807cm" svg:y2="2.791cm"><text:p/></draw:line><draw:ellipse draw:style-name="gr2" draw:text-style-name="P8" svg:width="0.17cm" svg:height="0.168cm" svg:x="7.807cm" svg:y="0.482cm"><text:p/></draw:ellipse><draw:frame draw:style-name="gr7" svg:width="0.47cm" svg:height="0.613cm" svg:x="7.502cm" svg:y="2.99cm"><draw:text-box><text:p>a</text:p></draw:text-box></draw:frame><draw:frame draw:style-name="gr8" svg:width="0.428cm" svg:height="0.652cm" svg:x="10.352cm" svg:y="2.969cm"><draw:text-box><text:p>b</text:p></draw:text-box></draw:frame><draw:frame draw:style-name="gr9" svg:width="0.287cm" svg:height="0.489cm" svg:x="7.054cm" svg:y="0.445cm"><draw:text-box><text:p>c</text:p></draw:text-box></draw:frame><draw:line draw:style-name="gr2" draw:text-style-name="P8" svg:x1="7.604cm" svg:y1="1.34cm" svg:x2="8.174cm" svg:y2="1.788cm"><text:p/></draw:line><draw:line draw:style-name="gr2" draw:text-style-name="P8" svg:x1="7.421cm" svg:y1="1.42cm" svg:x2="8.052cm" svg:y2="1.889cm"><text:p/></draw:line><draw:line draw:style-name="gr2" draw:text-style-name="P8" svg:x1="8.703cm" svg:y1="2.584cm" svg:x2="9.172cm" svg:y2="3.275cm"><text:p/></draw:line><draw:line draw:style-name="gr2" draw:text-style-name="P8" svg:x1="8.927cm" svg:y1="2.584cm" svg:x2="9.334cm" svg:y2="3.175cm"><text:p/></draw:line></draw:g>exo1</text:p>
      <text:p text:style-name="Standard">1 'dec:' point :: c cherche.</text:p>
      <text:p text:style-name="Standard">2 'dec:' point :: b donne.</text:p>
      <text:p text:style-name="Standard">3 'dec:' point :: a donne.</text:p>
      <text:p text:style-name="Standard">0 'cont:' dro(a,b) ortho dro(a,c).</text:p>
      <text:p text:style-name="Standard">1 'cont:' iso(a,b,c).</text:p>
      <text:p text:style-name="Standard"/>
      <text:p text:style-name="Standard"/>
      <text:p text:style-name="Standard"/>
      <text:p text:style-name="Standard"/>
      <text:p text:style-name="code">b:= (donne)</text:p>
      <text:p text:style-name="code">a:= (donne)</text:p>
      <text:p text:style-name="code">long00:=dist(b,a)</text:p>
      <text:p text:style-name="code">si [b diff a] alors</text:p>
      <text:p text:style-name="code"><text:s text:c="3"/>droite00:=dro(b,a)</text:p>
      <text:p text:style-name="code"><text:s text:c="3"/>dir00:=dird(droite00)</text:p>
      <text:p text:style-name="code"><text:s text:c="3"/>dir02:=diro(droite00)</text:p>
      <text:p text:style-name="code"><text:s text:c="3"/>droite01:=dpdir(a,dir02)</text:p>
      <text:p text:style-name="code"><text:s text:c="3"/>cercle00:=ccr(a,long00)</text:p>
      <text:p text:style-name="code"><text:s text:c="3"/>list00:=intercd(cercle00,droite01)</text:p>
      <text:p text:style-name="code"><text:s text:c="3"/>pour c dans list00 faire </text:p>
      <text:p text:style-name="code"><text:s text:c="6"/>fin</text:p>
      <text:p text:style-name="code"><text:s text:c="3"/>fin</text:p>
      <text:p text:style-name="code"><text:s/>sinon</text:p>
      <text:p text:style-name="code"><text:s text:c="3"/>echec</text:p>
      <text:p text:style-name="code"><text:s text:c="3"/>fin</text:p>
      <text:p text:style-name="code">verifier(dro(a,b)ortho dro(a,c))</text:p>
      <text:p text:style-name="code">verifier(iso(a,b,c))</text:p>
      <text:p text:style-name="code">fin</text:p>
      <text:p text:style-name="code"/>
      <text:p text:style-name="code"/>
      <text:p text:style-name="code"/>
      <text:p text:style-name="Horizontal_20_Line"/>
      <text:p text:style-name="Standard"><text:soft-page-break/>exo2</text:p>
      <text:p text:style-name="Standard">1 'dec:' point :: a donne.</text:p>
      <text:p text:style-name="Standard">2 'dec:' point :: b donne.</text:p>
      <text:p text:style-name="Standard">3 'dec:' point :: c cherche.</text:p>
      <text:p text:style-name="Standard">5 'dec:' long :: l donne.</text:p>
      <text:p text:style-name="Standard"><draw:g text:anchor-type="paragraph" draw:z-index="3" draw:style-name="gr1"><draw:ellipse draw:style-name="gr2" draw:text-style-name="P8" svg:width="0.17cm" svg:height="0.168cm" svg:x="7.646cm" svg:y="0.104cm"><text:p/></draw:ellipse><draw:ellipse draw:style-name="gr2" draw:text-style-name="P8" svg:width="0.17cm" svg:height="0.168cm" svg:x="11.428cm" svg:y="0.164cm"><text:p/></draw:ellipse><draw:line draw:style-name="gr2" draw:text-style-name="P8" svg:x1="7.646cm" svg:y1="0.212cm" svg:x2="11.428cm" svg:y2="0.272cm"><text:p/></draw:line><draw:ellipse draw:style-name="gr2" draw:text-style-name="P8" svg:width="0.17cm" svg:height="0.168cm" svg:x="10.292cm" svg:y="-1.935cm"><text:p/></draw:ellipse><draw:line draw:style-name="gr2" draw:text-style-name="P8" svg:x1="7.814cm" svg:y1="0.211cm" svg:x2="10.46cm" svg:y2="-1.856cm"><text:p/></draw:line><draw:line draw:style-name="gr2" draw:text-style-name="P8" svg:x1="9.11cm" svg:y1="-1.131cm" svg:x2="9.678cm" svg:y2="-0.739cm"><text:p/></draw:line><draw:line draw:style-name="gr2" draw:text-style-name="P8" svg:x1="9.009cm" svg:y1="-0.915cm" svg:x2="9.538cm" svg:y2="-0.504cm"><text:p/></draw:line><draw:line draw:style-name="gr2" draw:text-style-name="P8" svg:x1="9.383cm" svg:y1="0.085cm" svg:x2="9.951cm" svg:y2="0.535cm"><text:p/></draw:line><draw:line draw:style-name="gr2" draw:text-style-name="P8" svg:x1="9.599cm" svg:y1="-0.014cm" svg:x2="10.208cm" svg:y2="0.476cm"><text:p/></draw:line><draw:line draw:style-name="gr2" draw:text-style-name="P8" svg:x1="10.458cm" svg:y1="-1.856cm" svg:x2="11.594cm" svg:y2="0.331cm"><text:p/></draw:line><draw:frame draw:style-name="gr15" svg:width="0.354cm" svg:height="0.489cm" svg:x="7.699cm" svg:y="0.515cm"><draw:text-box><text:p>a</text:p></draw:text-box></draw:frame><draw:frame draw:style-name="gr16" svg:width="0.394cm" svg:height="0.489cm" svg:x="11.363cm" svg:y="0.515cm"><draw:text-box><text:p>b</text:p></draw:text-box></draw:frame><draw:frame draw:style-name="gr17" svg:width="0.433cm" svg:height="0.588cm" svg:x="10.618cm" svg:y="-2.189cm"><draw:text-box><text:p>c</text:p></draw:text-box></draw:frame><draw:frame draw:style-name="gr18" svg:width="0.451cm" svg:height="0.53cm" svg:x="11.147cm" svg:y="-1.131cm"><draw:text-box><text:p>l</text:p></draw:text-box></draw:frame></draw:g>0 'cont:' iso(a,b,c).</text:p>
      <text:p text:style-name="Standard">1 'cont:' dist(b,c) '=l=' l.</text:p>
      <text:p text:style-name="Standard"/>
      <text:p text:style-name="code">a:= (donne)</text:p>
      <text:p text:style-name="code">b:= (donne)</text:p>
      <text:p text:style-name="code">l:= (donne)</text:p>
      <text:p text:style-name="code">cercle00:=ccr(b,l)</text:p>
      <text:p text:style-name="code">long00:=dist(a,b)</text:p>
      <text:p text:style-name="code">cercle01:=ccr(a,long00)</text:p>
      <text:p text:style-name="code">list00:=intercc(cercle01,cercle00)</text:p>
      <text:p text:style-name="code">pour c dans list00 faire </text:p>
      <text:p text:style-name="code"><text:s text:c="3"/>fin</text:p>
      <text:p text:style-name="code">verifier(iso(a,b,c))</text:p>
      <text:p text:style-name="code">verifier(dist(b,c)=l=l)</text:p>
      <text:p text:style-name="code">fin</text:p>
      <text:p text:style-name="Standard"/>
      <text:p text:style-name="Standard"/>
      <text:p text:style-name="Horizontal_20_Line"/>
      <text:p text:style-name="Standard"/>
      <text:p text:style-name="Standard">exo3</text:p>
      <text:p text:style-name="Standard">1 'dec:' point :: a donne.</text:p>
      <text:p text:style-name="Standard">2 'dec:' point :: b donne.</text:p>
      <text:p text:style-name="Standard">3 'dec:' point :: c cherche.</text:p>
      <text:p text:style-name="Standard">4 'dec:' long :: k donne.</text:p>
      <text:p text:style-name="Standard"><draw:g text:anchor-type="paragraph" draw:z-index="4" draw:style-name="gr1"><draw:ellipse draw:style-name="gr2" draw:text-style-name="P8" svg:width="0.17cm" svg:height="0.168cm" svg:x="11.467cm" svg:y="0.303cm"><text:p/></draw:ellipse><draw:ellipse draw:style-name="gr2" draw:text-style-name="P8" svg:width="0.17cm" svg:height="0.168cm" svg:x="7.352cm" svg:y="0.106cm"><text:p/></draw:ellipse><draw:ellipse draw:style-name="gr2" draw:text-style-name="P8" svg:width="0.17cm" svg:height="0.168cm" svg:x="10.056cm" svg:y="-1.848cm"><text:p/></draw:ellipse><draw:frame draw:style-name="gr19" svg:width="0.451cm" svg:height="0.511cm" svg:x="7.366cm" svg:y="0.579cm"><draw:text-box><text:p>a</text:p></draw:text-box></draw:frame><draw:frame draw:style-name="gr20" svg:width="0.392cm" svg:height="0.489cm" svg:x="11.384cm" svg:y="0.774cm"><draw:text-box><text:p>b</text:p></draw:text-box></draw:frame><draw:frame draw:style-name="gr21" svg:width="0.646cm" svg:height="0.668cm" svg:x="10.541cm" svg:y="-1.949cm"><draw:text-box><text:p>c</text:p></draw:text-box></draw:frame><draw:line draw:style-name="gr2" draw:text-style-name="P8" svg:x1="10.056cm" svg:y1="-1.681cm" svg:x2="7.521cm" svg:y2="0.187cm"><text:p/></draw:line><draw:frame draw:style-name="gr22" svg:width="0.375cm" svg:height="0.489cm" svg:x="8.012cm" svg:y="-1.106cm"><draw:text-box><text:p>k</text:p></draw:text-box></draw:frame><draw:line draw:style-name="gr2" draw:text-style-name="P8" svg:x1="7.521cm" svg:y1="0.187cm" svg:x2="11.636cm" svg:y2="0.383cm"><text:p/></draw:line><draw:line draw:style-name="gr2" draw:text-style-name="P8" svg:x1="10.056cm" svg:y1="-1.681cm" svg:x2="9.913cm" svg:y2="0.286cm"><text:p/></draw:line><draw:frame draw:style-name="gr23" svg:width="0.571cm" svg:height="0.629cm" svg:x="10.285cm" svg:y="-0.832cm"><draw:text-box><text:p>l</text:p></draw:text-box></draw:frame></draw:g>5 'dec:' long :: l donne.</text:p>
      <text:p text:style-name="Standard">0 'cont:' dist(a,c) '=l=' k.</text:p>
      <text:p text:style-name="Standard">1 'cont:' did(c,dro(a,b)) '=l=' l.</text:p>
      <text:p text:style-name="Standard"/>
      <text:p text:style-name="code">a:= (donne)</text:p>
      <text:p text:style-name="code">b:= (donne)</text:p>
      <text:p text:style-name="code">k:= (donne)</text:p>
      <text:p text:style-name="code">l:= (donne)</text:p>
      <text:p text:style-name="code">long00:=dist(b,a)</text:p>
      <text:p text:style-name="code">si [b diff a] alors</text:p>
      <text:p text:style-name="code"><text:s text:c="3"/>droite00:=dro(b,a)</text:p>
      <text:p text:style-name="code"><text:s text:c="3"/>dir00:=dird(droite00)</text:p>
      <text:p text:style-name="code"><text:s text:c="3"/>cercle00:=ccr(a,k)</text:p>
      <text:p text:style-name="code"><text:s text:c="3"/>list00:=dpd(droite00,l)</text:p>
      <text:p text:style-name="code"><text:s text:c="3"/>pour droite01 dans list00 faire </text:p>
      <text:p text:style-name="code"><text:s text:c="6"/>dir01:=dird(droite01)</text:p>
      <text:p text:style-name="code"><text:s text:c="6"/>list01:=intercd(cercle00,droite01)</text:p>
      <text:p text:style-name="code"><text:s text:c="6"/>pour c dans list01 faire </text:p>
      <text:p text:style-name="code"><text:s text:c="9"/>fin</text:p>
      <text:p text:style-name="code"><text:s text:c="6"/>fin</text:p>
      <text:p text:style-name="code"><text:s text:c="3"/>fin</text:p>
      <text:p text:style-name="code"><text:s/>sinon</text:p>
      <text:p text:style-name="code"><text:s text:c="3"/>cercle01:=ccr(b,k)</text:p>
      <text:p text:style-name="code"><text:s text:c="3"/>echec</text:p>
      <text:p text:style-name="code"><text:s text:c="3"/>fin</text:p>
      <text:p text:style-name="code">verifier(dist(a,c)=l=k)</text:p>
      <text:p text:style-name="code">verifier(did(c,dro(a,b))=l=l)</text:p>
      <text:p text:style-name="code">fin</text:p>
      <text:p text:style-name="Standard"/>
      <text:p text:style-name="Standard"/>
      <text:p text:style-name="Horizontal_20_Line"/>
      <text:p text:style-name="Standard"><text:soft-page-break/>exo4</text:p>
      <text:p text:style-name="Standard">1 'dec:' point :: c donne.</text:p>
      <text:p text:style-name="Standard">2 'dec:' point :: b donne.</text:p>
      <text:p text:style-name="Standard">3 'dec:' point :: a cherche.</text:p>
      <text:p text:style-name="Standard">0 'cont:' dro(a,b) ortho dro(a,c).</text:p>
      <text:p text:style-name="Standard"><draw:g text:anchor-type="paragraph" draw:z-index="5" draw:style-name="gr1"><draw:ellipse draw:style-name="gr2" draw:text-style-name="P8" svg:width="0.17cm" svg:height="0.168cm" svg:x="11.52cm" svg:y="0.081cm"><text:p/></draw:ellipse><draw:ellipse draw:style-name="gr2" draw:text-style-name="P8" svg:width="0.17cm" svg:height="0.168cm" svg:x="7.332cm" svg:y="-0.087cm"><text:p/></draw:ellipse><draw:ellipse draw:style-name="gr2" draw:text-style-name="P8" svg:width="0.17cm" svg:height="0.168cm" svg:x="7.371cm" svg:y="-2.164cm"><text:p/></draw:ellipse><draw:frame draw:style-name="gr9" svg:width="0.332cm" svg:height="0.489cm" svg:x="7.856cm" svg:y="-2.489cm"><draw:text-box><text:p>c</text:p></draw:text-box></draw:frame><draw:frame draw:style-name="gr24" svg:width="0.433cm" svg:height="0.646cm" svg:x="11.088cm" svg:y="0.116cm"><draw:text-box><text:p>b</text:p></draw:text-box></draw:frame><draw:frame draw:style-name="gr25" svg:width="0.354cm" svg:height="0.489cm" svg:x="7.856cm" svg:y="0.176cm"><draw:text-box><text:p>a</text:p></draw:text-box></draw:frame><draw:line draw:style-name="gr2" draw:text-style-name="P8" svg:x1="7.541cm" svg:y1="-2.078cm" svg:x2="7.502cm" svg:y2="0.081cm"><text:p/></draw:line><draw:line draw:style-name="gr2" draw:text-style-name="P8" svg:x1="11.52cm" svg:y1="0.116cm" svg:x2="7.502cm" svg:y2="0.081cm"><text:p/></draw:line><draw:line draw:style-name="gr2" draw:text-style-name="P8" svg:x1="7.502cm" svg:y1="-2.078cm" svg:x2="11.6cm" svg:y2="0.081cm"><text:p/></draw:line><draw:line draw:style-name="gr2" draw:text-style-name="P8" svg:x1="7.267cm" svg:y1="-1.177cm" svg:x2="7.953cm" svg:y2="-0.824cm"><text:p/></draw:line><draw:line draw:style-name="gr2" draw:text-style-name="P8" svg:x1="7.267cm" svg:y1="-1cm" svg:x2="7.914cm" svg:y2="-0.667cm"><text:p/></draw:line><draw:line draw:style-name="gr2" draw:text-style-name="P8" svg:x1="9.306cm" svg:y1="-0.138cm" svg:x2="9.796cm" svg:y2="0.292cm"><text:p/></draw:line><draw:line draw:style-name="gr2" draw:text-style-name="P8" svg:x1="9.13cm" svg:y1="-0.041cm" svg:x2="9.64cm" svg:y2="0.372cm"><text:p/></draw:line></draw:g>1 'cont:' iso(a,b,c).</text:p>
      <text:p text:style-name="Standard"/>
      <text:p text:style-name="Standard"/>
      <text:p text:style-name="code">c:= (donne)</text:p>
      <text:p text:style-name="code">b:= (donne)</text:p>
      <text:p text:style-name="code">cercle00:=cdiam(b,c)</text:p>
      <text:p text:style-name="code">point00:=centre(cercle00)</text:p>
      <text:p text:style-name="code">long00:=rayon(cercle00)</text:p>
      <text:p text:style-name="code">long01:=dist(c,b)</text:p>
      <text:p text:style-name="code">si [c diff b] alors</text:p>
      <text:p text:style-name="code"><text:s text:c="3"/>droite02:=dro(c,b)</text:p>
      <text:p text:style-name="code"><text:s text:c="3"/>dir02:=dird(droite02)</text:p>
      <text:p text:style-name="code"><text:s text:c="3"/>droite03:=med(c,b)</text:p>
      <text:p text:style-name="code"><text:s text:c="3"/>dir03:=dird(droite03)</text:p>
      <text:p text:style-name="code"><text:s text:c="3"/>list00:=intercd(cercle00,droite03)</text:p>
      <text:p text:style-name="code"><text:s text:c="3"/>pour a dans list00 faire </text:p>
      <text:p text:style-name="code"><text:s text:c="6"/>fin</text:p>
      <text:p text:style-name="code"><text:s text:c="3"/>fin</text:p>
      <text:p text:style-name="code"><text:s/>sinon</text:p>
      <text:p text:style-name="code"><text:s text:c="3"/>long03:=dist(point00,c)</text:p>
      <text:p text:style-name="code"><text:s text:c="3"/>si [point00 diff b] alors</text:p>
      <text:p text:style-name="code"><text:s text:c="6"/>droite02:=dro(point00,b)</text:p>
      <text:p text:style-name="code"><text:s text:c="6"/>echec</text:p>
      <text:p text:style-name="code"><text:s text:c="6"/>fin</text:p>
      <text:p text:style-name="code"><text:s text:c="4"/>sinon</text:p>
      <text:p text:style-name="code"><text:s text:c="6"/>echec</text:p>
      <text:p text:style-name="code"><text:s text:c="6"/>fin</text:p>
      <text:p text:style-name="code"><text:s text:c="3"/>fin</text:p>
      <text:p text:style-name="code">verifier(dro(a,b)ortho dro(a,c))</text:p>
      <text:p text:style-name="code">verifier(iso(a,b,c))</text:p>
      <text:p text:style-name="code">f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exo5</text:p>
      <text:p text:style-name="Standard"><draw:g text:anchor-type="paragraph" draw:z-index="6" draw:style-name="gr1"><draw:ellipse draw:style-name="gr2" draw:text-style-name="P8" svg:width="0.197cm" svg:height="0.138cm" svg:x="10.169cm" svg:y="0.099cm"><text:p/></draw:ellipse><draw:ellipse draw:style-name="gr2" draw:text-style-name="P8" svg:width="0.197cm" svg:height="0.138cm" svg:x="6.465cm" svg:y="2.817cm"><text:p/></draw:ellipse><draw:ellipse draw:style-name="gr26" draw:text-style-name="P8" svg:width="3.313cm" svg:height="3.019cm" svg:x="8.895cm" svg:y="1.745cm"><text:p/></draw:ellipse><draw:line draw:style-name="gr2" draw:text-style-name="P8" svg:x1="10.208cm" svg:y1="-0.099cm" svg:x2="10.855cm" svg:y2="5.134cm"><text:p/></draw:line><draw:line draw:style-name="gr2" draw:text-style-name="P8" svg:x1="6.17cm" svg:y1="2.938cm" svg:x2="13.093cm" svg:y2="1.94cm"><text:p/></draw:line><draw:ellipse draw:style-name="gr2" draw:text-style-name="P8" svg:width="0.197cm" svg:height="0.138cm" svg:x="9.013cm" svg:y="2.468cm"><text:p/></draw:ellipse><draw:ellipse draw:style-name="gr2" draw:text-style-name="P8" svg:width="0.197cm" svg:height="0.138cm" svg:x="11.64cm" svg:y="2.08cm"><text:p/></draw:ellipse><draw:line draw:style-name="gr2" draw:text-style-name="P8" svg:x1="9.093cm" svg:y1="2.468cm" svg:x2="10.208cm" svg:y2="0.099cm"><text:p/></draw:line><draw:line draw:style-name="gr2" draw:text-style-name="P8" svg:x1="11.72cm" svg:y1="2.217cm" svg:x2="10.208cm" svg:y2="0.099cm"><text:p/></draw:line><draw:line draw:style-name="gr2" draw:text-style-name="P8" svg:x1="9.465cm" svg:y1="0.843cm" svg:x2="10.014cm" svg:y2="1.333cm"><text:p/></draw:line><draw:line draw:style-name="gr2" draw:text-style-name="P8" svg:x1="9.465cm" svg:y1="1.06cm" svg:x2="9.915cm" svg:y2="1.413cm"><text:p/></draw:line><draw:line draw:style-name="gr2" draw:text-style-name="P8" svg:x1="10.994cm" svg:y1="0.607cm" svg:x2="10.601cm" svg:y2="1.097cm"><text:p/></draw:line><draw:line draw:style-name="gr2" draw:text-style-name="P8" svg:x1="11.109cm" svg:y1="0.725cm" svg:x2="10.737cm" svg:y2="1.097cm"><text:p/></draw:line><draw:frame draw:style-name="gr27" svg:width="0.414cm" svg:height="0.489cm" svg:x="6.563cm" svg:y="3.214cm"><draw:text-box><text:p>a</text:p></draw:text-box></draw:frame><draw:frame draw:style-name="gr28" svg:width="0.431cm" svg:height="0.765cm" svg:x="9.054cm" svg:y="4.292cm"><draw:text-box><text:p>c</text:p></draw:text-box></draw:frame><draw:frame draw:style-name="gr29" svg:width="0.354cm" svg:height="0.608cm" svg:x="9.641cm" svg:y="-0.118cm"><draw:text-box><text:p>b</text:p></draw:text-box></draw:frame><draw:frame draw:style-name="gr15" svg:width="0.392cm" svg:height="0.489cm" svg:x="8.504cm" svg:y="2.037cm"><draw:text-box><text:p>e</text:p></draw:text-box></draw:frame><draw:frame draw:style-name="gr9" svg:width="0.491cm" svg:height="0.489cm" svg:x="11.816cm" svg:y="1.607cm"><draw:text-box><text:p>f</text:p></draw:text-box></draw:frame><draw:frame draw:style-name="gr30" svg:width="0.431cm" svg:height="0.648cm" svg:x="13.287cm" svg:y="1.685cm"><draw:text-box><text:p>d</text:p></draw:text-box></draw:frame></draw:g>0 'dec:' point :: a donne.</text:p>
      <text:p text:style-name="Standard">1 'dec:' point :: b donne.</text:p>
      <text:p text:style-name="Standard">2 'dec:' cercle :: c donne.</text:p>
      <text:p text:style-name="Standard">3 'dec:' droite :: d cherche.</text:p>
      <text:p text:style-name="Standard">4 'dec:' point :: e mentionne.</text:p>
      <text:p text:style-name="Standard">5 'dec:' point :: f mentionne.</text:p>
      <text:p text:style-name="Standard"/>
      <text:p text:style-name="Standard">0 'cont:' e est_sur c.</text:p>
      <text:p text:style-name="Standard">1 'cont:' f est_sur c.</text:p>
      <text:p text:style-name="Standard">2 'cont:' e est_sur d.</text:p>
      <text:p text:style-name="Standard">3 'cont:' f est_sur d.</text:p>
      <text:p text:style-name="Standard">4 'cont:'a est_sur d.</text:p>
      <text:p text:style-name="Standard">5 'cont:' dist(e,b) '=l=' dist(f,b).</text:p>
      <text:p text:style-name="Standard"/>
      <text:p text:style-name="Standard"/>
      <text:p text:style-name="Standard"/>
      <text:p text:style-name="code">a:= (donne)</text:p>
      <text:p text:style-name="code">b:= (donne)</text:p>
      <text:p text:style-name="code">c:= (donne)</text:p>
      <text:p text:style-name="code">point00:=centre(c)</text:p>
      <text:p text:style-name="code">long00:=rayon(c)</text:p>
      <text:p text:style-name="code">cercle00:=cdiam(b,a)</text:p>
      <text:p text:style-name="code">point02:=centre(cercle00)</text:p>
      <text:p text:style-name="code">long02:=rayon(cercle00)</text:p>
      <text:p text:style-name="code">long03:=dist(a,b)</text:p>
      <text:p text:style-name="code">si [a diff b] alors</text:p>
      <text:p text:style-name="code"><text:s text:c="3"/>droite01:=dro(a,b)</text:p>
      <text:p text:style-name="code"><text:s text:c="3"/>dir02:=dird(droite01)</text:p>
      <text:p text:style-name="code"><text:s text:c="3"/>long04:=dist(point00,b)</text:p>
      <text:p text:style-name="code"><text:s text:c="3"/>si [point00 diff b] alors</text:p>
      <text:p text:style-name="code"><text:s text:c="6"/>droite00:=dro(point00,b)</text:p>
      <text:p text:style-name="code"><text:s text:c="6"/>dir01:=dird(droite00)</text:p>
      <text:p text:style-name="code"><text:s text:c="6"/>list00:=intercd(cercle00,droite00)</text:p>
      <text:p text:style-name="code"><text:s text:c="6"/>pour point01 dans list00 faire </text:p>
      <text:p text:style-name="code"><text:s text:c="9"/>long05:=dist(point01,a)</text:p>
      <text:p text:style-name="code"><text:s text:c="9"/>si [point01 diff a] alors</text:p>
      <text:p text:style-name="code"><text:s text:c="12"/>d:=dro(point01,a)</text:p>
      <text:p text:style-name="code"><text:s text:c="12"/>e:=intercd(c,d)</text:p>
      <text:p text:style-name="code"><text:s text:c="12"/>f:=intercd(c,d)</text:p>
      <text:p text:style-name="code"><text:s text:c="12"/>dir03:=dird(droite00)</text:p>
      <text:p text:style-name="code"><text:s text:c="12"/>fin</text:p>
      <text:p text:style-name="code"><text:s text:c="10"/>sinon</text:p>
      <text:p text:style-name="code"><text:s text:c="12"/>dir04:=diro(droite00)</text:p>
      <text:p text:style-name="code"><text:s text:c="12"/>e:=intercd(c,d)</text:p>
      <text:p text:style-name="code"><text:s text:c="12"/>f:=intercd(c,d)</text:p>
      <text:p text:style-name="code"><text:s text:c="12"/>fin</text:p>
      <text:p text:style-name="code"><text:s text:c="9"/>fin</text:p>
      <text:p text:style-name="code"><text:s text:c="6"/>fin</text:p>
      <text:p text:style-name="code"><text:s text:c="4"/>sinon</text:p>
      <text:p text:style-name="code"><text:s text:c="6"/>echec</text:p>
      <text:p text:style-name="code"><text:s text:c="6"/>fin</text:p>
      <text:p text:style-name="code"><text:s text:c="3"/>fin</text:p>
      <text:p text:style-name="code"><text:s/>sinon</text:p>
      <text:p text:style-name="code"><text:s text:c="3"/>echec</text:p>
      <text:p text:style-name="code"><text:s text:c="3"/>fin</text:p>
      <text:p text:style-name="code">verifier(e est_sur c)</text:p>
      <text:p text:style-name="code">verifier(f est_sur c)</text:p>
      <text:p text:style-name="code">verifier(e est_sur d)</text:p>
      <text:p text:style-name="code">verifier(f est_sur d)</text:p>
      <text:p text:style-name="code">verifier(a est_sur d)</text:p>
      <text:p text:style-name="code">verifier(dist(e,b)=l=dist(f,b))</text:p>
      <text:p text:style-name="code">fin</text:p>
      <text:p text:style-name="P1"/>
      <text:p text:style-name="Standard"><draw:g text:anchor-type="paragraph" draw:z-index="0" draw:style-name="gr1"><draw:ellipse draw:style-name="gr2" draw:text-style-name="P8" svg:width="0.193cm" svg:height="0.145cm" svg:x="8.086cm" svg:y="3.178cm"><text:p/></draw:ellipse><draw:ellipse draw:style-name="gr2" draw:text-style-name="P8" svg:width="0.193cm" svg:height="0.145cm" svg:x="12.584cm" svg:y="3.201cm"><text:p/></draw:ellipse><draw:frame draw:style-name="gr3" svg:width="0.555cm" svg:height="0.553cm" svg:x="8.134cm" svg:y="3.587cm"><draw:text-box><text:p>a</text:p></draw:text-box></draw:frame><draw:frame draw:style-name="gr3" svg:width="0.579cm" svg:height="0.553cm" svg:x="12.439cm" svg:y="3.732cm"><draw:text-box><text:p>b</text:p></draw:text-box></draw:frame><draw:ellipse draw:style-name="gr2" draw:text-style-name="P8" svg:width="0.193cm" svg:height="0.145cm" svg:x="10.587cm" svg:y="0.605cm"><text:p/></draw:ellipse><draw:line draw:style-name="gr2" draw:text-style-name="P8" svg:x1="8.278cm" svg:y1="3.178cm" svg:x2="11.068cm" svg:y2="1.229cm"><text:p/></draw:line><draw:line draw:style-name="gr2" draw:text-style-name="P8" svg:x1="10.779cm" svg:y1="0.747cm" svg:x2="12.583cm" svg:y2="3.199cm"><text:p/></draw:line><draw:line draw:style-name="gr2" draw:text-style-name="P8" svg:x1="10.587cm" svg:y1="0.747cm" svg:x2="8.278cm" svg:y2="3.176cm"><text:p/></draw:line><draw:line draw:style-name="gr2" draw:text-style-name="P8" svg:x1="12.584cm" svg:y1="3.346cm" svg:x2="10.13cm" svg:y2="1.229cm"><text:p/></draw:line><draw:frame draw:style-name="gr4" svg:width="0.722cm" svg:height="0.507cm" svg:x="10.901cm" svg:y="0.243cm"><draw:text-box><text:p>c</text:p></draw:text-box></draw:frame><draw:frame draw:style-name="gr5" svg:width="0.482cm" svg:height="0.578cm" svg:x="9.866cm" svg:y="2.409cm"><draw:text-box><text:p>k</text:p></draw:text-box></draw:frame><draw:frame draw:style-name="gr6" svg:width="0.507cm" svg:height="0.579cm" svg:x="10.924cm" svg:y="2.215cm"><draw:text-box><text:p>l</text:p></draw:text-box></draw:frame></draw:g><text:soft-page-break/>exo6</text:p>
      <text:p text:style-name="Standard">1 'dec:' point :: a donne.</text:p>
      <text:p text:style-name="Standard">2 'dec:' point :: b donne.</text:p>
      <text:p text:style-name="Standard">3 'dec:' point :: c cherche.</text:p>
      <text:p text:style-name="Standard">4 'dec:' long :: k donne.</text:p>
      <text:p text:style-name="Standard">5 'dec:' long :: l donne.</text:p>
      <text:p text:style-name="Standard">0 'cont:' did(a, dro(b,c)) '=l=' k.</text:p>
      <text:p text:style-name="Standard">1 'cont:' did(b, dro(a,c)) '=l=' l.</text:p>
      <text:p text:style-name="Standard"/>
      <text:p text:style-name="Standard"/>
      <text:p text:style-name="code">a:= (donne)</text:p>
      <text:p text:style-name="code">b:= (donne)</text:p>
      <text:p text:style-name="code">k:= (donne)</text:p>
      <text:p text:style-name="code">l:= (donne)</text:p>
      <text:p text:style-name="code">cercle00:=cdiam(a,b)</text:p>
      <text:p text:style-name="code">point01:=centre(cercle00)</text:p>
      <text:p text:style-name="code">long00:=rayon(cercle00)</text:p>
      <text:p text:style-name="code">long01:=dist(b,a)</text:p>
      <text:p text:style-name="code">si [b diff a] alors</text:p>
      <text:p text:style-name="code"><text:s text:c="3"/>droite02:=dro(b,a)</text:p>
      <text:p text:style-name="code"><text:s text:c="3"/>dir02:=dird(droite02)</text:p>
      <text:p text:style-name="code"><text:s text:c="3"/>cercle01:=ccr(a,k)</text:p>
      <text:p text:style-name="code"><text:s text:c="3"/>list00:=intercc(cercle01,cercle00)</text:p>
      <text:p text:style-name="code"><text:s text:c="3"/>pour point00 dans list00 faire </text:p>
      <text:p text:style-name="code"><text:s text:c="6"/>long02:=dist(point00,b)</text:p>
      <text:p text:style-name="code"><text:s text:c="6"/>si [point00 diff b] alors</text:p>
      <text:p text:style-name="code"><text:s text:c="9"/>droite00:=dro(point00,b)</text:p>
      <text:p text:style-name="code"><text:s text:c="9"/>dir00:=dird(droite00)</text:p>
      <text:p text:style-name="code"><text:s text:c="9"/>cercle02:=ccr(b,l)</text:p>
      <text:p text:style-name="code"><text:s text:c="9"/>list01:=intercc(cercle02,cercle00)</text:p>
      <text:p text:style-name="code"><text:s text:c="9"/>pour point02 dans list01 faire </text:p>
      <text:p text:style-name="code"><text:s text:c="12"/>long03:=dist(point02,a)</text:p>
      <text:p text:style-name="code"><text:s text:c="12"/>si [point02 diff a] alors</text:p>
      <text:p text:style-name="code"><text:s text:c="15"/>droite01:=dro(point02,a)</text:p>
      <text:p text:style-name="code"><text:s text:c="15"/>dir01:=dird(droite01)</text:p>
      <text:p text:style-name="code"><text:s text:c="15"/>c:=interdd(droite01,droite00)</text:p>
      <text:p text:style-name="code"><text:s text:c="15"/>fin</text:p>
      <text:p text:style-name="code"><text:s text:c="13"/>sinon</text:p>
      <text:p text:style-name="code"><text:s text:c="15"/>long04:=dist(point01,point02)</text:p>
      <text:p text:style-name="code"><text:s text:c="15"/>long05:=dist(point02,point00)</text:p>
      <text:p text:style-name="code"><text:s text:c="15"/>long06:=dist(point01,point00)</text:p>
      <text:p text:style-name="code"><text:s text:c="15"/>echec</text:p>
      <text:p text:style-name="code"><text:s text:c="15"/>fin</text:p>
      <text:p text:style-name="code"><text:s text:c="12"/>fin</text:p>
      <text:p text:style-name="code"><text:s text:c="9"/>fin</text:p>
      <text:p text:style-name="code"><text:s text:c="7"/>sinon</text:p>
      <text:p text:style-name="code"><text:s text:c="9"/>echec</text:p>
      <text:p text:style-name="code"><text:s text:c="9"/>fin</text:p>
      <text:p text:style-name="code"><text:s text:c="6"/>fin</text:p>
      <text:p text:style-name="code"><text:s text:c="3"/>fin</text:p>
      <text:p text:style-name="code"><text:s/>sinon</text:p>
      <text:p text:style-name="code"><text:s text:c="3"/>echec</text:p>
      <text:p text:style-name="code"><text:s text:c="3"/>fin</text:p>
      <text:p text:style-name="code">verifier(did(a,dro(b,c))=l=k)</text:p>
      <text:p text:style-name="code">verifier(did(b,dro(a,c))=l=l)</text:p>
      <text:p text:style-name="code">fin</text:p>
      <text:p text:style-name="Standard"/>
      <text:p text:style-name="Standard"/>
      <text:p text:style-name="Standard"/>
      <text:p text:style-name="P2">exo7</text:p>
      <text:p text:style-name="Standard"><draw:g text:anchor-type="paragraph" draw:z-index="7" draw:style-name="gr1"><draw:ellipse draw:style-name="gr26" draw:text-style-name="P8" svg:width="3.077cm" svg:height="3.118cm" svg:x="9.975cm" svg:y="0.081cm"><text:p/></draw:ellipse><draw:line draw:style-name="gr2" draw:text-style-name="P8" svg:x1="6.133cm" svg:y1="3.627cm" svg:x2="15.129cm" svg:y2="3.588cm"><text:p/></draw:line><draw:ellipse draw:style-name="gr26" draw:text-style-name="P8" svg:width="1.158cm" svg:height="1.04cm" svg:x="9.386cm" svg:y="2.55cm"><text:p/></draw:ellipse><draw:frame draw:style-name="gr23" svg:width="0.687cm" svg:height="0.629cm" svg:x="6.643cm" svg:y="3.118cm"><draw:text-box><text:p>d</text:p></draw:text-box></draw:frame><draw:frame draw:style-name="gr31" svg:width="0.666cm" svg:height="0.786cm" svg:x="9.975cm" svg:y="0.081cm"><draw:text-box><text:p>c</text:p></draw:text-box></draw:frame><draw:frame draw:style-name="gr29" svg:width="0.451cm" svg:height="0.608cm" svg:x="8.936cm" svg:y="2.512cm"><draw:text-box><text:p>cc</text:p></draw:text-box></draw:frame><draw:frame draw:style-name="gr29" svg:width="0.608cm" svg:height="0.608cm" svg:x="10.543cm" svg:y="2.277cm"><draw:text-box><text:p>a</text:p></draw:text-box></draw:frame><draw:frame draw:style-name="gr30" svg:width="0.745cm" svg:height="0.648cm" svg:x="9.7cm" svg:y="3.746cm"><draw:text-box><text:p>b</text:p></draw:text-box></draw:frame><draw:polyline draw:style-name="gr32" draw:text-style-name="P8" svg:width="1.449cm" svg:height="0.371cm" svg:x="8.19cm" svg:y="2.277cm" svg:viewBox="0 0 1450 372" draw:points="0,0 1058,0 1450,372"><text:p/></draw:polyline><draw:frame draw:style-name="gr22" svg:width="0.315cm" svg:height="0.489cm" svg:x="8.426cm" svg:y="1.806cm"><draw:text-box><text:p>r</text:p></draw:text-box></draw:frame></draw:g>0 'dec:' droite :: d donne.</text:p>
      <text:p text:style-name="Standard">1 'dec:' cercle :: c donne.</text:p>
      <text:p text:style-name="Standard">2 'dec:' long :: r donne.</text:p>
      <text:p text:style-name="Standard">3 'dec:' point :: a mentionne.</text:p>
      <text:p text:style-name="Standard">4 'dec:' point :: b mentionne.</text:p>
      <text:p text:style-name="Standard">5 'dec:' cercle :: cc cherche.</text:p>
      <text:p text:style-name="Standard">0 'cont:' r '=l=' rayon(cc).</text:p>
      <text:p text:style-name="Standard">1 'cont:' tangentcc(cc,c,a).</text:p>
      <text:p text:style-name="Standard">2 'cont:' tangentcd(cc,d,b).</text:p>
      <text:p text:style-name="P1">pb avec r et long01</text:p>
      <text:p text:style-name="Standard"/>
      <text:p text:style-name="code">d:= (donne)</text:p>
      <text:p text:style-name="code">dir00:=dird(d)</text:p>
      <text:p text:style-name="code">c:= (donne)</text:p>
      <text:p text:style-name="code">point00:=centre(c)</text:p>
      <text:p text:style-name="code">long00:=rayon(c)</text:p>
      <text:p text:style-name="code">r:= (donne)</text:p>
      <text:p text:style-name="code">list00:=dpd(d,r)</text:p>
      <text:p text:style-name="code">pour droite00 dans list00 faire </text:p>
      <text:p text:style-name="code"><text:s text:c="3"/>dir01:=dird(droite00)</text:p>
      <text:p text:style-name="code"><text:s text:c="3"/>long02:= (r+long00)</text:p>
      <text:p text:style-name="code"><text:s text:c="3"/>cercle00:=ccr(point00,long02)</text:p>
      <text:p text:style-name="code"><text:s text:c="3"/>list01:=intercd(cercle00,droite00)</text:p>
      <text:p text:style-name="code"><text:s text:c="3"/>pour point01 dans list01 faire </text:p>
      <text:p text:style-name="code"><text:s text:c="6"/>cc:=ccr(point01,r)</text:p>
      <text:p text:style-name="code"><text:s text:c="6"/>a:=nodef</text:p>
      <text:p text:style-name="code"><text:s text:c="6"/>b:=nodef</text:p>
      <text:p text:style-name="code"><text:s text:c="6"/>fin</text:p>
      <text:p text:style-name="code"><text:s text:c="3"/>fin</text:p>
      <text:p text:style-name="code">verifier(r=l=rayon(cc))</text:p>
      <text:p text:style-name="code">verifier(tangentcc(cc,c,a))</text:p>
      <text:p text:style-name="code">verifier(tangentcd(cc,d,b))</text:p>
      <text:p text:style-name="code">f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exo8</text:p>
      <text:p text:style-name="Standard">0 'dec:' point :: a donne.</text:p>
      <text:p text:style-name="Standard">1 'dec:' droite :: d donne.</text:p>
      <text:p text:style-name="Standard">2 'dec:' cercle :: c donne.</text:p>
      <text:p text:style-name="Standard">3 'dec:' cercle :: s cherche.</text:p>
      <text:p text:style-name="Standard">4 'dec:' point :: b mentionne.</text:p>
      <text:p text:style-name="Standard"><draw:g text:anchor-type="paragraph" draw:z-index="8" draw:style-name="gr1"><draw:line draw:style-name="gr2" draw:text-style-name="P8" svg:x1="7.073cm" svg:y1="0.42cm" svg:x2="15.716cm" svg:y2="0.381cm"><text:p/></draw:line><draw:ellipse draw:style-name="gr26" draw:text-style-name="P8" svg:width="3.275cm" svg:height="3.079cm" svg:x="10.366cm" svg:y="-2.223cm"><text:p/></draw:ellipse><draw:ellipse draw:style-name="gr33" draw:text-style-name="P8" svg:width="1.668cm" svg:height="1.608cm" svg:x="8.699cm" svg:y="-1.184cm"><text:p/></draw:ellipse><draw:ellipse draw:style-name="gr2" draw:text-style-name="P8" svg:width="0.216cm" svg:height="0.235cm" svg:x="10.248cm" svg:y="-0.614cm"><text:p/></draw:ellipse><draw:ellipse draw:style-name="gr34" draw:text-style-name="P8" svg:width="0.216cm" svg:height="0.235cm" svg:x="9.463cm" svg:y="0.294cm"><text:p/></draw:ellipse></draw:g></text:p>
      <text:p text:style-name="Standard">0 'cont:' a est_sur c.</text:p>
      <text:p text:style-name="Standard">1 'cont:' tangentcc(s,c,a).</text:p>
      <text:p text:style-name="Standard">2 'cont:' tangentcd(s,d,b).</text:p>
      <text:p text:style-name="P1">corrigé voir doc. sur les corrections incompatibilité avec la règle 300 ... à voir</text:p>
      <text:p text:style-name="Standard"/>
      <text:p text:style-name="P3">a:= (donne)</text:p>
      <text:p text:style-name="code">d:= (donne)</text:p>
      <text:p text:style-name="code">dir00:=dird(d)</text:p>
      <text:p text:style-name="code">c:= (donne)</text:p>
      <text:p text:style-name="code">point00:=centre(c)</text:p>
      <text:p text:style-name="code">long00:=rayon(c)</text:p>
      <text:p text:style-name="code">long03:=dist(point00,a)</text:p>
      <text:p text:style-name="code">si [a diff point00] alors</text:p>
      <text:p text:style-name="code"><text:s text:c="3"/>droite02:=dro(a,point00)</text:p>
      <text:p text:style-name="code"><text:s text:c="3"/>dir03:=dird(droite02)</text:p>
      <text:p text:style-name="code"><text:s text:c="3"/>droite03:=dorth(droite02,a)</text:p>
      <text:p text:style-name="code"><text:s text:c="3"/>dir04:=dird(droite03)</text:p>
      <text:p text:style-name="code"><text:s text:c="3"/>si [dird(droite03)diff dird(d)] alors</text:p>
      <text:p text:style-name="code"><text:s text:c="6"/>list00:=bis(droite03,d)</text:p>
      <text:p text:style-name="code"><text:s text:c="6"/>pour droite04 dans list00 faire </text:p>
      <text:p text:style-name="code"><text:s text:c="9"/>dir05:=dird(droite04)</text:p>
      <text:p text:style-name="code"><text:s text:c="9"/>point03:=interdd(d,droite03)</text:p>
      <text:p text:style-name="code"><text:s text:c="9"/>point01:=interdd(droite04,droite02)</text:p>
      <text:p text:style-name="code"><text:s text:c="9"/>long02:=dist(point01,point00)</text:p>
      <text:p text:style-name="code"><text:s text:c="9"/>s:=ccp(point01,a)</text:p>
      <text:p text:style-name="code"><text:s text:c="9"/>b:=intercd(s,d)</text:p>
      <text:p text:style-name="code"><text:s text:c="9"/>long01:=did(point01,droite03)</text:p>
      <text:p text:style-name="code"><text:s text:c="9"/>fin</text:p>
      <text:p text:style-name="code"><text:s text:c="6"/>fin</text:p>
      <text:p text:style-name="code"><text:s text:c="4"/>sinon</text:p>
      <text:p text:style-name="code"><text:s text:c="6"/>si [dird(droite03)eg dird(d),droite03 diff d] alors</text:p>
      <text:p text:style-name="code"><text:s text:c="9"/>droite05:=dmd(droite03,d)</text:p>
      <text:p text:style-name="code"><text:s text:c="9"/>dir06:=dird(droite05)</text:p>
      <text:p text:style-name="code"><text:s text:c="9"/>b:=intercd(s,d)</text:p>
      <text:p text:style-name="code"><text:s text:c="9"/>fin</text:p>
      <text:p text:style-name="code"><text:s text:c="7"/>sinon</text:p>
      <text:p text:style-name="code"><text:s text:c="9"/>cercle00:=cdiam(point00,a)</text:p>
      <text:p text:style-name="code"><text:s text:c="9"/>point05:=centre(cercle00)</text:p>
      <text:p text:style-name="code"><text:s text:c="9"/>long04:=rayon(cercle00)</text:p>
      <text:p text:style-name="code"><text:s text:c="9"/>list01:=intercc(c,cercle00)</text:p>
      <text:p text:style-name="code"><text:s text:c="9"/>pour point04 dans list01 faire </text:p>
      <text:p text:style-name="code"><text:s text:c="12"/>long05:=dist(point04,a)</text:p>
      <text:p text:style-name="code"><text:s text:c="12"/>si [point04 diff a] alors</text:p>
      <text:p text:style-name="code"><text:s text:c="15"/>droite00:=dro(point04,a)</text:p>
      <text:p text:style-name="code"><text:s text:c="15"/>long06:=dist(b,a)</text:p>
      <text:p text:style-name="code"><text:s text:c="15"/>si [b diff a] alors</text:p>
      <text:p text:style-name="code"><text:s text:c="18"/>point02:=mil(b,a)</text:p>
      <text:p text:style-name="code"><text:s text:c="18"/>dir01:=dird(droite00)</text:p>
      <text:p text:style-name="code"><text:s text:c="18"/>long07:=dist(point05,point04)</text:p>
      <text:p text:style-name="code"><text:s text:c="18"/>dir07:=diro(droite00)</text:p>
      <text:p text:style-name="code"><text:s text:c="18"/>droite01:=dpdir(point02,dir07)</text:p>
      <text:p text:style-name="code"><text:s text:c="18"/>list02:=cr2p(long01,b,a)</text:p>
      <text:p text:style-name="code"><text:s text:c="18"/>pour s dans list02 faire </text:p>
      <text:p text:style-name="code"><text:s text:c="21"/>fin</text:p>
      <text:p text:style-name="code"><text:s text:c="18"/>fin</text:p>
      <text:p text:style-name="code"><text:s text:c="16"/>sinon</text:p>
      <text:p text:style-name="code"><text:s text:c="18"/>dir08:=diro(droite00)</text:p>
      <text:p text:style-name="code"><text:s text:c="18"/>long08:=dist(point05,point04)</text:p>
      <text:p text:style-name="code"><text:s text:c="18"/>echec</text:p>
      <text:p text:style-name="code"><text:s text:c="18"/>fin</text:p>
      <text:p text:style-name="code"><text:s text:c="15"/>fin</text:p>
      <text:p text:style-name="code"><text:s text:c="13"/>sinon</text:p>
      <text:p text:style-name="code"><text:s text:c="15"/>echec</text:p>
      <text:p text:style-name="code"><text:s text:c="15"/>fin</text:p>
      <text:p text:style-name="code"><text:s text:c="12"/>fin</text:p>
      <text:p text:style-name="code"><text:s text:c="9"/>fin</text:p>
      <text:p text:style-name="code"><text:s text:c="6"/>fin</text:p>
      <text:p text:style-name="code"><text:s text:c="3"/>fin</text:p>
      <text:p text:style-name="code"><text:s/>sinon</text:p>
      <text:p text:style-name="code"><text:s text:c="3"/>echec</text:p>
      <text:p text:style-name="code"><text:s text:c="3"/>fin</text:p>
      <text:p text:style-name="code">verifier(a est_sur c)</text:p>
      <text:p text:style-name="code">verifier(tangentcc(s,c,a))</text:p>
      <text:p text:style-name="code">verifier(tangentcd(s,d,b))</text:p>
      <text:p text:style-name="code">fin</text:p>
      <text:p text:style-name="Standard"/>
      <text:p text:style-name="P2">exo8b (idem que exo8 mais c sous forme « constructive »)</text:p>
      <text:p text:style-name="Standard">0 'dec:' point :: a donne.</text:p>
      <text:p text:style-name="Standard">0 'dec:' point :: o donne.</text:p>
      <text:p text:style-name="Standard">1 'dec:' droite :: d donne.</text:p>
      <text:p text:style-name="Standard">2 'dec:' cercle :: c nomme ccp(o,a).</text:p>
      <text:p text:style-name="Standard">3 'dec:' cercle :: s cherche.</text:p>
      <text:p text:style-name="Standard"><draw:g text:anchor-type="paragraph" draw:z-index="9" draw:style-name="gr1"><draw:line draw:style-name="gr2" draw:text-style-name="P8" svg:x1="7.073cm" svg:y1="0.42cm" svg:x2="15.716cm" svg:y2="0.381cm"><text:p/></draw:line><draw:ellipse draw:style-name="gr26" draw:text-style-name="P8" svg:width="3.275cm" svg:height="3.079cm" svg:x="10.366cm" svg:y="-2.223cm"><text:p/></draw:ellipse><draw:ellipse draw:style-name="gr33" draw:text-style-name="P8" svg:width="1.668cm" svg:height="1.608cm" svg:x="8.699cm" svg:y="-1.184cm"><text:p/></draw:ellipse><draw:ellipse draw:style-name="gr2" draw:text-style-name="P8" svg:width="0.216cm" svg:height="0.235cm" svg:x="10.248cm" svg:y="-0.614cm"><text:p/></draw:ellipse><draw:ellipse draw:style-name="gr34" draw:text-style-name="P8" svg:width="0.216cm" svg:height="0.235cm" svg:x="9.463cm" svg:y="0.294cm"><text:p/></draw:ellipse></draw:g>4 'dec:' point :: b mentionne.</text:p>
      <text:p text:style-name="Standard"/>
      <text:p text:style-name="Standard">1 'cont:' tangentcc(s,c,a).</text:p>
      <text:p text:style-name="Standard">2 'cont:' tangentcd(s,d,b).</text:p>
      <text:p text:style-name="P1">corrigé voir doc. sur les corrections</text:p>
      <text:p text:style-name="P1">incompatibilité avec la règle 300 ... à voir</text:p>
      <text:p text:style-name="Standard"/>
      <text:p text:style-name="Standard"/>
      <text:p text:style-name="Standard"/>
      <text:p text:style-name="P3">a:= (donne)</text:p>
      <text:p text:style-name="code">o:= (donne)</text:p>
      <text:p text:style-name="code">d:= (donne)</text:p>
      <text:p text:style-name="code">dir00:=dird(d)</text:p>
      <text:p text:style-name="code">c:=ccp(o,a)</text:p>
      <text:p text:style-name="code">long00:=rayon(c)</text:p>
      <text:p text:style-name="code">long03:=dist(o,a)</text:p>
      <text:p text:style-name="code">si [a diff o] alors</text:p>
      <text:p text:style-name="code"><text:s text:c="3"/>droite02:=dro(a,o)</text:p>
      <text:p text:style-name="code"><text:s text:c="3"/>dir03:=dird(droite02)</text:p>
      <text:p text:style-name="code"><text:s text:c="3"/>droite03:=dorth(droite02,a)</text:p>
      <text:p text:style-name="code"><text:s text:c="3"/>dir04:=dird(droite03)</text:p>
      <text:p text:style-name="code"><text:s text:c="3"/>si [dird(droite03)diff dird(d)] alors</text:p>
      <text:p text:style-name="code"><text:s text:c="6"/>list00:=bis(droite03,d)</text:p>
      <text:p text:style-name="code"><text:s text:c="6"/>pour droite04 dans list00 faire </text:p>
      <text:p text:style-name="code"><text:s text:c="9"/>dir05:=dird(droite04)</text:p>
      <text:p text:style-name="code"><text:s text:c="9"/>point02:=interdd(d,droite03)</text:p>
      <text:p text:style-name="code"><text:s text:c="9"/>point00:=interdd(droite04,droite02)</text:p>
      <text:p text:style-name="code"><text:s text:c="9"/>long02:=dist(point00,o)</text:p>
      <text:p text:style-name="code"><text:s text:c="9"/>s:=ccp(point00,a)</text:p>
      <text:p text:style-name="code"><text:s text:c="9"/>b:=intercd(s,d)</text:p>
      <text:p text:style-name="code"><text:s text:c="9"/>long01:=did(point00,droite03)</text:p>
      <text:p text:style-name="code"><text:s text:c="9"/>fin</text:p>
      <text:p text:style-name="code"><text:s text:c="6"/>fin</text:p>
      <text:p text:style-name="code"><text:s text:c="4"/>sinon</text:p>
      <text:p text:style-name="code"><text:s text:c="6"/>si [dird(droite03)eg dird(d),droite03 diff d] alors</text:p>
      <text:p text:style-name="code"><text:s text:c="9"/>droite05:=dmd(droite03,d)</text:p>
      <text:p text:style-name="code"><text:s text:c="9"/>dir06:=dird(droite05)</text:p>
      <text:p text:style-name="code"><text:s text:c="9"/>b:=intercd(s,d)</text:p>
      <text:p text:style-name="code"><text:s text:c="9"/>fin</text:p>
      <text:p text:style-name="code"><text:s text:c="7"/>sinon</text:p>
      <text:p text:style-name="code"><text:s text:c="9"/>cercle00:=cdiam(o,a)</text:p>
      <text:p text:style-name="code"><text:s text:c="9"/>point04:=centre(cercle00)</text:p>
      <text:p text:style-name="code"><text:s text:c="9"/>long04:=rayon(cercle00)</text:p>
      <text:p text:style-name="code"><text:s text:c="9"/>list01:=intercc(c,cercle00)</text:p>
      <text:p text:style-name="code"><text:s text:c="9"/>pour point03 dans list01 faire </text:p>
      <text:p text:style-name="code"><text:s text:c="12"/>long05:=dist(point03,a)</text:p>
      <text:p text:style-name="code"><text:s text:c="12"/>si [point03 diff a] alors</text:p>
      <text:p text:style-name="code"><text:s text:c="15"/>droite00:=dro(point03,a)</text:p>
      <text:p text:style-name="code"><text:s text:c="15"/>long06:=dist(b,a)</text:p>
      <text:p text:style-name="code"><text:s text:c="15"/>si [b diff a] alors</text:p>
      <text:p text:style-name="code"><text:s text:c="18"/>point01:=mil(b,a)</text:p>
      <text:p text:style-name="code"><text:s text:c="18"/>dir01:=dird(droite00)</text:p>
      <text:p text:style-name="code"><text:s text:c="18"/>long07:=dist(point04,point03)</text:p>
      <text:p text:style-name="code"><text:s text:c="18"/>dir07:=diro(droite00)</text:p>
      <text:p text:style-name="code"><text:s text:c="18"/>droite01:=dpdir(point01,dir07)</text:p>
      <text:p text:style-name="code"><text:s text:c="18"/>list02:=cr2p(long01,b,a)</text:p>
      <text:p text:style-name="code"><text:s text:c="18"/>pour s dans list02 faire </text:p>
      <text:p text:style-name="code"><text:s text:c="21"/>fin</text:p>
      <text:p text:style-name="code"><text:s text:c="18"/>fin</text:p>
      <text:p text:style-name="code"><text:s text:c="16"/>sinon</text:p>
      <text:p text:style-name="code"><text:s text:c="18"/>dir08:=diro(droite00)</text:p>
      <text:p text:style-name="code"><text:s text:c="18"/>long08:=dist(point04,point03)</text:p>
      <text:p text:style-name="code"><text:s text:c="18"/>echec</text:p>
      <text:p text:style-name="code"><text:s text:c="18"/>fin</text:p>
      <text:p text:style-name="code"><text:s text:c="15"/>fin</text:p>
      <text:p text:style-name="code"><text:s text:c="13"/>sinon</text:p>
      <text:p text:style-name="code"><text:s text:c="15"/>echec</text:p>
      <text:p text:style-name="code"><text:s text:c="15"/>fin</text:p>
      <text:p text:style-name="code"><text:s text:c="12"/>fin</text:p>
      <text:p text:style-name="code"><text:s text:c="9"/>fin</text:p>
      <text:p text:style-name="code"><text:s text:c="6"/>fin</text:p>
      <text:p text:style-name="code"><text:s text:c="3"/>fin</text:p>
      <text:p text:style-name="code"><text:s/>sinon</text:p>
      <text:p text:style-name="code"><text:s text:c="3"/>echec</text:p>
      <text:p text:style-name="code"><text:s text:c="3"/>fin</text:p>
      <text:p text:style-name="code">verifier(tangentcc(s,c,a))</text:p>
      <text:p text:style-name="code">verifier(tangentcd(s,d,b))</text:p>
      <text:p text:style-name="code">fin</text:p>
      <text:p text:style-name="Standard"/>
      <text:p text:style-name="P2">exo9 (cercles inscrit et exinscrits)</text:p>
      <text:p text:style-name="Standard">0 'dec:' point :: a donne.</text:p>
      <text:p text:style-name="Standard">1 'dec:' point :: b donne.</text:p>
      <text:p text:style-name="Standard">2 'dec:' point :: c donne.</text:p>
      <text:p text:style-name="Standard">3 'dec:' cercle :: s cherche.</text:p>
      <text:p text:style-name="Standard">4 'dec:' point :: m mentionne.</text:p>
      <text:p text:style-name="Standard">4 'dec:' point :: n mentionne.</text:p>
      <text:p text:style-name="Standard">4 'dec:' point :: l mentionne.</text:p>
      <text:p text:style-name="Standard"/>
      <text:p text:style-name="Standard">0 'cont:' tangentcd(s,dro(a,b),m).</text:p>
      <text:p text:style-name="Standard">1 'cont:' tangentcd(s,dro(a,c),n).</text:p>
      <text:p text:style-name="Standard">2 'cont:' tangentcd(s,dro(c,b),l).</text:p>
      <text:p text:style-name="P1">ok, mais long</text:p>
      <text:p text:style-name="Standard"/>
      <text:p text:style-name="code">a:= (donne)</text:p>
      <text:p text:style-name="code">b:= (donne)</text:p>
      <text:p text:style-name="code">c:= (donne)</text:p>
      <text:p text:style-name="code">long01:=dist(b,a)</text:p>
      <text:p text:style-name="code">si [b diff a] alors</text:p>
      <text:p text:style-name="code"><text:s text:c="3"/>droite00:=dro(b,a)</text:p>
      <text:p text:style-name="code"><text:s text:c="3"/>dir00:=dird(droite00)</text:p>
      <text:p text:style-name="code"><text:s text:c="3"/>long02:=dist(c,a)</text:p>
      <text:p text:style-name="code"><text:s text:c="3"/>si [c diff a] alors</text:p>
      <text:p text:style-name="code"><text:s text:c="6"/>droite01:=dro(c,a)</text:p>
      <text:p text:style-name="code"><text:s text:c="6"/>dir01:=dird(droite01)</text:p>
      <text:p text:style-name="code"><text:s text:c="6"/>long03:=dist(b,c)</text:p>
      <text:p text:style-name="code"><text:s text:c="6"/>si [b diff c] alors</text:p>
      <text:p text:style-name="code"><text:s text:c="9"/>droite02:=dro(b,c)</text:p>
      <text:p text:style-name="code"><text:s text:c="9"/>dir02:=dird(droite02)</text:p>
      <text:p text:style-name="code"><text:s text:c="9"/>si [dird(droite02)diff dird(droite01)] alors</text:p>
      <text:p text:style-name="code"><text:s text:c="12"/>list00:=bis(droite02,droite01)</text:p>
      <text:p text:style-name="code"><text:s text:c="12"/>pour droite09 dans list00 faire </text:p>
      <text:p text:style-name="code"><text:s text:c="15"/>dir09:=dird(droite09)</text:p>
      <text:p text:style-name="code"><text:s text:c="15"/>si [dird(droite02)diff dird(droite00)] alors</text:p>
      <text:p text:style-name="code"><text:s text:c="18"/>list01:=bis(droite02,droite00)</text:p>
      <text:p text:style-name="code"><text:s text:c="18"/>pour droite10 dans list01 faire </text:p>
      <text:p text:style-name="code"><text:s text:c="21"/>dir10:=dird(droite10)</text:p>
      <text:p text:style-name="code"><text:s text:c="21"/>point00:=interdd(droite10,droite09)</text:p>
      <text:p text:style-name="code"><text:s text:c="21"/>long00:=did(point00,droite02)</text:p>
      <text:p text:style-name="code"><text:s text:c="21"/>s:=ccr(point00,long00)</text:p>
      <text:p text:style-name="code"><text:s text:c="21"/>m:=intercd(s,droite00)</text:p>
      <text:p text:style-name="code"><text:s text:c="21"/>n:=intercd(s,droite01)</text:p>
      <text:p text:style-name="code"><text:s text:c="21"/>l:=intercd(s,droite02)</text:p>
      <text:p text:style-name="code"><text:s text:c="21"/>fin</text:p>
      <text:p text:style-name="code"><text:s text:c="18"/>fin</text:p>
      <text:p text:style-name="code"><text:s text:c="16"/>sinon</text:p>
      <text:p text:style-name="code"><text:s text:c="18"/>si [dird(droite02)eg dird(droite00),droite02 diff droite00] alors</text:p>
      <text:p text:style-name="code"><text:s text:c="21"/>droite11:=dmd(droite02,droite00)</text:p>
      <text:p text:style-name="code"><text:s text:c="21"/>dir11:=dird(droite11)</text:p>
      <text:p text:style-name="code"><text:s text:c="21"/>point00:=interdd(droite11,droite09)</text:p>
      <text:p text:style-name="code"><text:s text:c="21"/>long00:=did(point00,droite02)</text:p>
      <text:p text:style-name="code"><text:s text:c="21"/>s:=ccr(point00,long00)</text:p>
      <text:p text:style-name="code"><text:s text:c="21"/>m:=intercd(s,droite00)</text:p>
      <text:p text:style-name="code"><text:s text:c="21"/>n:=intercd(s,droite01)</text:p>
      <text:p text:style-name="code"><text:s text:c="21"/>l:=intercd(s,droite02)</text:p>
      <text:p text:style-name="code"><text:s text:c="21"/>fin</text:p>
      <text:p text:style-name="code"><text:s text:c="19"/>sinon</text:p>
      <text:p text:style-name="code"><text:s text:c="21"/>echec</text:p>
      <text:p text:style-name="code"><text:s text:c="21"/>fin</text:p>
      <text:p text:style-name="code"><text:s text:c="18"/>fin</text:p>
      <text:p text:style-name="code"><text:s text:c="15"/>fin</text:p>
      <text:p text:style-name="code"><text:s text:c="12"/>fin</text:p>
      <text:p text:style-name="code"><text:s text:c="10"/>sinon</text:p>
      <text:p text:style-name="code"><text:s text:c="12"/>si [dird(droite02)eg dird(droite01),droite02 diff droite01] alors</text:p>
      <text:p text:style-name="code"><text:s text:c="15"/>droite12:=dmd(droite02,droite01)</text:p>
      <text:p text:style-name="code"><text:s text:c="15"/>dir12:=dird(droite12)</text:p>
      <text:p text:style-name="code"><text:soft-page-break/><text:s text:c="15"/>si [dird(droite02)diff dird(droite00)] alors</text:p>
      <text:p text:style-name="code"><text:s text:c="18"/>list02:=bis(droite02,droite00)</text:p>
      <text:p text:style-name="code"><text:s text:c="18"/>pour droite13 dans list02 faire </text:p>
      <text:p text:style-name="code"><text:s text:c="21"/>dir13:=dird(droite13)</text:p>
      <text:p text:style-name="code"><text:s text:c="21"/>point00:=interdd(droite13,droite12)</text:p>
      <text:p text:style-name="code"><text:s text:c="21"/>long00:=did(point00,droite02)</text:p>
      <text:p text:style-name="code"><text:s text:c="21"/>s:=ccr(point00,long00)</text:p>
      <text:p text:style-name="code"><text:s text:c="21"/>m:=intercd(s,droite00)</text:p>
      <text:p text:style-name="code"><text:s text:c="21"/>n:=intercd(s,droite01)</text:p>
      <text:p text:style-name="code"><text:s text:c="21"/>l:=intercd(s,droite02)</text:p>
      <text:p text:style-name="code"><text:s text:c="21"/>fin</text:p>
      <text:p text:style-name="code"><text:s text:c="18"/>fin</text:p>
      <text:p text:style-name="code"><text:s text:c="16"/>sinon</text:p>
      <text:p text:style-name="code"><text:s text:c="18"/>si [dird(droite02)eg dird(droite00),droite02 diff droite00] alors</text:p>
      <text:p text:style-name="code"><text:s text:c="21"/>droite14:=dmd(droite02,droite00)</text:p>
      <text:p text:style-name="code"><text:s text:c="21"/>dir14:=dird(droite14)</text:p>
      <text:p text:style-name="code"><text:s text:c="21"/>point00:=interdd(droite14,droite12)</text:p>
      <text:p text:style-name="code"><text:s text:c="21"/>long00:=did(point00,droite02)</text:p>
      <text:p text:style-name="code"><text:s text:c="21"/>s:=ccr(point00,long00)</text:p>
      <text:p text:style-name="code"><text:s text:c="21"/>m:=intercd(s,droite00)</text:p>
      <text:p text:style-name="code"><text:s text:c="21"/>n:=intercd(s,droite01)</text:p>
      <text:p text:style-name="code"><text:s text:c="21"/>l:=intercd(s,droite02)</text:p>
      <text:p text:style-name="code"><text:s text:c="21"/>fin</text:p>
      <text:p text:style-name="code"><text:s text:c="19"/>sinon</text:p>
      <text:p text:style-name="code"><text:s text:c="21"/>si [dird(droite01)diff dird(droite02)] alors</text:p>
      <text:p text:style-name="code"><text:s text:c="24"/>list03:=bis(droite01,droite02)</text:p>
      <text:p text:style-name="code"><text:s text:c="24"/>pour droite15 dans list03 faire </text:p>
      <text:p text:style-name="code"><text:s text:c="27"/>dir15:=dird(droite15)</text:p>
      <text:p text:style-name="code"><text:s text:c="27"/>point00:=interdd(droite15,droite12)</text:p>
      <text:p text:style-name="code"><text:s text:c="27"/>long00:=did(point00,droite02)</text:p>
      <text:p text:style-name="code"><text:s text:c="27"/>s:=ccr(point00,long00)</text:p>
      <text:p text:style-name="code"><text:s text:c="27"/>m:=intercd(s,droite00)</text:p>
      <text:p text:style-name="code"><text:s text:c="27"/>n:=intercd(s,droite01)</text:p>
      <text:p text:style-name="code"><text:s text:c="27"/>l:=intercd(s,droite02)</text:p>
      <text:p text:style-name="code"><text:s text:c="27"/>fin</text:p>
      <text:p text:style-name="code"><text:s text:c="24"/>fin</text:p>
      <text:p text:style-name="code"><text:s text:c="22"/>sinon</text:p>
      <text:p text:style-name="code"><text:s text:c="24"/>si [dird(droite01)eg dird(droite02),droite01 diff droite02] alors</text:p>
      <text:p text:style-name="code"><text:s text:c="27"/>fin</text:p>
      <text:p text:style-name="code"><text:s text:c="25"/>sinon</text:p>
      <text:p text:style-name="code"><text:s text:c="27"/>echec</text:p>
      <text:p text:style-name="code"><text:s text:c="27"/>fin</text:p>
      <text:p text:style-name="code"><text:s text:c="24"/>fin</text:p>
      <text:p text:style-name="code"><text:s text:c="21"/>fin</text:p>
      <text:p text:style-name="code"><text:s text:c="18"/>fin</text:p>
      <text:p text:style-name="code"><text:s text:c="15"/>fin</text:p>
      <text:p text:style-name="code"><text:s text:c="13"/>sinon</text:p>
      <text:p text:style-name="code"><text:s text:c="15"/>fin</text:p>
      <text:p text:style-name="code"><text:s text:c="12"/>fin</text:p>
      <text:p text:style-name="code"><text:s text:c="9"/>fin</text:p>
      <text:p text:style-name="code"><text:s text:c="7"/>sinon</text:p>
      <text:p text:style-name="code"><text:s text:c="9"/>si [dird(droite01)diff dird(droite00)] alors</text:p>
      <text:p text:style-name="code"><text:s text:c="12"/>list04:=bis(droite01,droite00)</text:p>
      <text:p text:style-name="code"><text:s text:c="12"/>pour droite18 dans list04 faire </text:p>
      <text:p text:style-name="code"><text:s text:c="15"/>dir18:=dird(droite18)</text:p>
      <text:p text:style-name="code"><text:s text:c="15"/>echec</text:p>
      <text:p text:style-name="code"><text:s text:c="15"/>fin</text:p>
      <text:p text:style-name="code"><text:s text:c="12"/>fin</text:p>
      <text:p text:style-name="code"><text:s text:c="10"/>sinon</text:p>
      <text:p text:style-name="code"><text:s text:c="12"/>si [dird(droite01)eg dird(droite00),droite01 diff droite00] alors</text:p>
      <text:p text:style-name="code"><text:s text:c="15"/>droite19:=dmd(droite01,droite00)</text:p>
      <text:p text:style-name="code"><text:s text:c="15"/>dir19:=dird(droite19)</text:p>
      <text:p text:style-name="code"><text:s text:c="15"/>echec</text:p>
      <text:p text:style-name="code"><text:s text:c="15"/>fin</text:p>
      <text:p text:style-name="code"><text:s text:c="13"/>sinon</text:p>
      <text:p text:style-name="code"><text:s text:c="15"/>echec</text:p>
      <text:p text:style-name="code"><text:s text:c="15"/>fin</text:p>
      <text:p text:style-name="code"><text:s text:c="12"/>fin</text:p>
      <text:p text:style-name="code"><text:s text:c="9"/>fin</text:p>
      <text:p text:style-name="code"><text:s text:c="6"/>fin</text:p>
      <text:p text:style-name="code"><text:s text:c="4"/>sinon</text:p>
      <text:p text:style-name="code"><text:s text:c="6"/>echec</text:p>
      <text:p text:style-name="code"><text:s text:c="6"/>fin</text:p>
      <text:p text:style-name="code"><text:soft-page-break/><text:s text:c="3"/>fin</text:p>
      <text:p text:style-name="code"><text:s/>sinon</text:p>
      <text:p text:style-name="code"><text:s text:c="3"/>echec</text:p>
      <text:p text:style-name="code"><text:s text:c="3"/>fin</text:p>
      <text:p text:style-name="code">verifier(tangentcd(s,dro(a,b),m))</text:p>
      <text:p text:style-name="code">verifier(tangentcd(s,dro(a,c),n))</text:p>
      <text:p text:style-name="code">verifier(tangentcd(s,dro(c,b),l))</text:p>
      <text:p text:style-name="code">fin</text:p>
      <text:p text:style-name="P2"/>
      <text:p text:style-name="Standard"/>
      <text:p text:style-name="Standard"/>
      <text:p text:style-name="Standard"><draw:frame text:anchor-type="paragraph" draw:z-index="22" draw:style-name="gr41" svg:width="0.334cm" svg:height="0.668cm" svg:x="8.68cm" svg:y="0.452cm"><draw:text-box><text:p>c</text:p></draw:text-box></draw:frame></text:p>
      <text:p text:style-name="Standard">exo10</text:p>
      <text:p text:style-name="Standard"><draw:ellipse text:anchor-type="paragraph" draw:z-index="13" draw:style-name="gr35" draw:text-style-name="P8" svg:width="0.177cm" svg:height="0.138cm" svg:x="9.387cm" svg:y="0.046cm"><text:p/></draw:ellipse><draw:line text:anchor-type="paragraph" draw:z-index="14" draw:style-name="gr35" draw:text-style-name="P8" svg:x1="9.564cm" svg:y1="0.046cm" svg:x2="11.444cm" svg:y2="2.538cm"><text:p/></draw:line><draw:frame text:anchor-type="paragraph" draw:z-index="21" draw:style-name="gr40" svg:width="0.431cm" svg:height="0.489cm" svg:x="10.014cm" svg:y="0.046cm"><draw:text-box><text:p>l</text:p></draw:text-box></draw:frame>0 'dec:' point :: a donne.</text:p>
      <text:p text:style-name="Standard"><draw:frame text:anchor-type="paragraph" draw:z-index="18" draw:style-name="gr37" svg:width="0.805cm" svg:height="0.823cm" svg:x="10.758cm" svg:y="0.305cm"><draw:text-box><text:p>aa</text:p></draw:text-box></draw:frame>1 'dec:' point :: aa donne.</text:p>
      <text:p text:style-name="Standard"><draw:ellipse text:anchor-type="paragraph" draw:z-index="11" draw:style-name="gr35" draw:text-style-name="P8" svg:width="0.177cm" svg:height="0.138cm" svg:x="10.347cm" svg:y="0.127cm"><text:p/></draw:ellipse><draw:line text:anchor-type="paragraph" draw:z-index="15" draw:style-name="gr35" draw:text-style-name="P8" svg:x1="7.073cm" svg:y1="1.542cm" svg:x2="10.444cm" svg:y2="0.127cm"><text:p/></draw:line>2 'dec:' point :: b cherche.</text:p>
      <text:p text:style-name="Standard">3 'dec:' point :: c cherche.</text:p>
      <text:p text:style-name="Standard"><draw:ellipse text:anchor-type="paragraph" draw:z-index="12" draw:style-name="gr35" draw:text-style-name="P8" svg:width="0.177cm" svg:height="0.138cm" svg:x="11.347cm" svg:y="0.453cm"><text:p/></draw:ellipse>4 'dec:' long :: k donne.</text:p>
      <text:p text:style-name="Standard"><draw:ellipse text:anchor-type="paragraph" draw:z-index="10" draw:style-name="gr35" draw:text-style-name="P8" svg:width="0.177cm" svg:height="0.138cm" svg:x="6.976cm" svg:y="0.081cm"><text:p/></draw:ellipse><draw:line text:anchor-type="paragraph" draw:z-index="16" draw:style-name="gr35" draw:text-style-name="P8" svg:x1="7.153cm" svg:y1="0.219cm" svg:x2="11.445cm" svg:y2="0.104cm"><text:p/></draw:line><draw:frame text:anchor-type="paragraph" draw:z-index="19" draw:style-name="gr38" svg:width="0.569cm" svg:height="0.549cm" svg:x="11.582cm" svg:y="0.238cm"><draw:text-box><text:p>b</text:p></draw:text-box></draw:frame><draw:frame text:anchor-type="paragraph" draw:z-index="20" draw:style-name="gr39" svg:width="0.745cm" svg:height="0.803cm" svg:x="8.936cm" svg:y="0.337cm"><draw:text-box><text:p>k</text:p></draw:text-box></draw:frame>5 'dec:' long :: l donne.</text:p>
      <text:p text:style-name="Standard"><draw:frame text:anchor-type="paragraph" draw:z-index="17" draw:style-name="gr36" svg:width="0.491cm" svg:height="0.489cm" svg:x="6.8cm" svg:y="0.007cm"><draw:text-box><text:p>a</text:p></draw:text-box></draw:frame></text:p>
      <text:p text:style-name="Standard">0 'cont:' aa '=p=' mil(b,c).</text:p>
      <text:p text:style-name="Standard">1 'cont:' dist(a,b) '=l=' k.</text:p>
      <text:p text:style-name="Standard">2 'cont:' dist(b,c) '=l=' l.</text:p>
      <text:p text:style-name="P1"/>
      <text:p text:style-name="P1">ok</text:p>
      <text:p text:style-name="P6">a:= (donne)</text:p>
      <text:p text:style-name="P6">aa:= (donne)</text:p>
      <text:p text:style-name="P6">k:= (donne)</text:p>
      <text:p text:style-name="P6">l:= (donne)</text:p>
      <text:p text:style-name="P6">cercle00:=ccr(a,k)</text:p>
      <text:p text:style-name="P6">long00:=l/2</text:p>
      <text:p text:style-name="P6">cercle02:=ccr(aa,long00)</text:p>
      <text:p text:style-name="P6">list00:=intercc(cercle02,cercle00)</text:p>
      <text:p text:style-name="P6">pour b dans list00 faire </text:p>
      <text:p text:style-name="P6"><text:s text:c="3"/>long01:=dist(b,aa)</text:p>
      <text:p text:style-name="P6"><text:s text:c="3"/>si [b diff aa] alors</text:p>
      <text:p text:style-name="P6"><text:s text:c="6"/>droite00:=dro(b,aa)</text:p>
      <text:p text:style-name="P6"><text:s text:c="6"/>dir00:=dird(droite00)</text:p>
      <text:p text:style-name="P6"><text:s text:c="6"/>cercle01:=ccr(b,k)</text:p>
      <text:p text:style-name="P6"><text:s text:c="6"/>list01:=intercd(cercle02,droite00)</text:p>
      <text:p text:style-name="P6"><text:s text:c="6"/>pour c dans list01 faire </text:p>
      <text:p text:style-name="P6"><text:s text:c="9"/>fin</text:p>
      <text:p text:style-name="P6"><text:s text:c="6"/>fin</text:p>
      <text:p text:style-name="P6"><text:s text:c="4"/>sinon</text:p>
      <text:p text:style-name="P6"><text:s text:c="6"/>cercle03:=ccr(b,l)</text:p>
      <text:p text:style-name="P6"><text:s text:c="6"/>c:=symp(b,b)</text:p>
      <text:p text:style-name="P6"><text:s text:c="6"/>fin</text:p>
      <text:p text:style-name="P6"><text:s text:c="3"/>fin</text:p>
      <text:p text:style-name="P6">verifier(aa=p=mil(b,c))</text:p>
      <text:p text:style-name="P6">verifier(dist(a,b)=l=k)</text:p>
      <text:p text:style-name="P6">verifier(dist(b,c)=l=l)</text:p>
      <text:p text:style-name="P6">fin</text:p>
      <text:p text:style-name="Standard"/>
      <text:p text:style-name="Standard"/>
      <text:p text:style-name="Standard"/>
      <text:p text:style-name="P2"/>
      <text:p text:style-name="Standard">exo11</text:p>
      <text:p text:style-name="Standard"><draw:g text:anchor-type="paragraph" draw:z-index="23" draw:style-name="gr42"><draw:custom-shape draw:style-name="gr43" draw:text-style-name="P9" svg:width="0.227cm" svg:height="0.202cm" svg:x="8.892cm" svg:y="0.4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9" svg:width="0.227cm" svg:height="0.202cm" svg:x="8.892cm" svg:y="3.8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5" draw:text-style-name="P11" svg:width="0.742cm" svg:height="0.74cm" svg:x="9.049cm" svg:y="0.041cm"><draw:text-box><text:p text:style-name="P10"><text:span text:style-name="T1">a</text:span></text:p></draw:text-box></draw:frame><draw:frame draw:style-name="gr46" draw:text-style-name="P11" svg:width="0.976cm" svg:height="0.74cm" svg:x="9.049cm" svg:y="4.13cm"><draw:text-box><text:p text:style-name="P10"><text:span text:style-name="T1">ha</text:span></text:p></draw:text-box></draw:frame><draw:custom-shape draw:style-name="gr47" draw:text-style-name="P12" svg:width="0.174cm" svg:height="0.239cm" svg:x="11.388cm" svg:y="3.9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8" draw:text-style-name="P11" svg:width="0.976cm" svg:height="0.74cm" svg:x="11.405cm" svg:y="4.147cm"><draw:text-box><text:p text:style-name="P10"><text:span text:style-name="T1">ap</text:span></text:p></draw:text-box></draw:frame><draw:line draw:style-name="gr49" draw:text-style-name="P12" svg:x1="6.865cm" svg:y1="4.004cm" svg:x2="14.819cm" svg:y2="3.967cm"><text:p/></draw:line><draw:custom-shape draw:style-name="gr50" draw:text-style-name="P12" svg:width="0.209cm" svg:height="0.219cm" svg:x="6.865cm" svg:y="3.8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1" draw:text-style-name="P12" svg:width="0.174cm" svg:height="0.184cm" svg:x="14.767cm" svg:y="3.8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2" draw:text-style-name="P11" svg:width="0.742cm" svg:height="0.74cm" svg:x="7.038cm" svg:y="4.495cm"><draw:text-box><text:p text:style-name="P10"><text:span text:style-name="T1">b</text:span></text:p></draw:text-box></draw:frame><draw:frame draw:style-name="gr53" draw:text-style-name="P11" svg:width="0.717cm" svg:height="0.74cm" svg:x="14.818cm" svg:y="4.112cm"><draw:text-box><text:p text:style-name="P10"><text:span text:style-name="T1">c</text:span></text:p></draw:text-box></draw:frame><draw:line draw:style-name="gr54" draw:text-style-name="P12" svg:x1="6.934cm" svg:y1="5.536cm" svg:x2="14.836cm" svg:y2="5.518cm"><text:p/></draw:line><draw:frame draw:style-name="gr55" draw:text-style-name="P11" svg:width="0.676cm" svg:height="0.74cm" svg:x="10.296cm" svg:y="4.969cm"><draw:text-box><text:p text:style-name="P10"><text:span text:style-name="T1">l</text:span></text:p></draw:text-box></draw:frame><draw:line draw:style-name="gr56" draw:text-style-name="P12" svg:x1="8.979cm" svg:y1="0.533cm" svg:x2="11.318cm" svg:y2="3.91cm"><text:p/></draw:line><draw:frame draw:style-name="gr57" draw:text-style-name="P11" svg:width="0.717cm" svg:height="0.74cm" svg:x="10.278cm" svg:y="1.939cm"><draw:text-box><text:p text:style-name="P10"><text:span text:style-name="T1">k</text:span></text:p></draw:text-box></draw:frame></draw:g>0 'dec:' point :: a donne.</text:p>
      <text:p text:style-name="Standard">1 'dec:' point :: ha donne.</text:p>
      <text:p text:style-name="Standard">2 'dec:' point :: ap mentionne.</text:p>
      <text:p text:style-name="Standard">3 'dec:' point :: c cherche.</text:p>
      <text:p text:style-name="Standard">4 'dec:' point :: b cherche.</text:p>
      <text:p text:style-name="Standard">5 'dec:' long :: l donne.</text:p>
      <text:p text:style-name="Standard">6 'dec:' long :: k donne.</text:p>
      <text:p text:style-name="Standard"/>
      <text:p text:style-name="Standard">0 'cont:' ha '=p=' prj(a,dro(b,c)).</text:p>
      <text:p text:style-name="Standard">1 'cont:' ap '=p=' mil(b,c).</text:p>
      <text:p text:style-name="Standard">2 'cont:'dist(b,c) '=l=' l.</text:p>
      <text:p text:style-name="Standard">3 'cont:' dist(a,ap) '=l=' k.</text:p>
      <text:p text:style-name="Standard"/>
      <text:p text:style-name="Standard"/>
      <text:p text:style-name="code">a:= (donne)</text:p>
      <text:p text:style-name="code">ha:= (donne)</text:p>
      <text:p text:style-name="code">l:= (donne)</text:p>
      <text:p text:style-name="code">k:= (donne)</text:p>
      <text:p text:style-name="code">cercle00:=ccr(a,k)</text:p>
      <text:p text:style-name="code">long00:=dist(ha,a)</text:p>
      <text:p text:style-name="code">si [ha diff a] alors</text:p>
      <text:p text:style-name="code"><text:s text:c="3"/>droite01:=dro(ha,a)</text:p>
      <text:p text:style-name="code"><text:s text:c="3"/>dir01:=dird(droite01)</text:p>
      <text:p text:style-name="code"><text:s text:c="3"/>droite02:=dorth(droite01,ha)</text:p>
      <text:p text:style-name="code"><text:s text:c="3"/>dir02:=dird(droite02)</text:p>
      <text:p text:style-name="code"><text:s text:c="3"/>dir00:=dird(droite02)</text:p>
      <text:p text:style-name="code"><text:s text:c="3"/>list00:=intercd(cercle00,droite02)</text:p>
      <text:p text:style-name="code"><text:s text:c="3"/>pour ap dans list00 faire </text:p>
      <text:p text:style-name="code"><text:s text:c="6"/>cercle01:=ccr(ap,k)</text:p>
      <text:p text:style-name="code"><text:s text:c="6"/>long01:=l/2</text:p>
      <text:p text:style-name="code"><text:s text:c="6"/>cercle02:=ccr(ap,long01)</text:p>
      <text:p text:style-name="code"><text:s text:c="6"/>list01:=intercd(cercle02,droite02)</text:p>
      <text:p text:style-name="code"><text:s text:c="6"/>pour b dans list01 faire </text:p>
      <text:p text:style-name="code"><text:s text:c="9"/>list02:=intercd(cercle02,droite02)</text:p>
      <text:p text:style-name="code"><text:s text:c="9"/>pour c dans list02 faire </text:p>
      <text:p text:style-name="code"><text:s text:c="12"/>fin</text:p>
      <text:p text:style-name="code"><text:s text:c="9"/>fin</text:p>
      <text:p text:style-name="code"><text:s text:c="6"/>fin</text:p>
      <text:p text:style-name="code"><text:s text:c="3"/>fin</text:p>
      <text:p text:style-name="code"><text:s/>sinon</text:p>
      <text:p text:style-name="code"><text:s text:c="3"/>echec</text:p>
      <text:p text:style-name="code"><text:s text:c="3"/>fin</text:p>
      <text:p text:style-name="code">verifier(ha=p=prj(a,dro(b,c)))</text:p>
      <text:p text:style-name="code">verifier(ap=p=mil(b,c))</text:p>
      <text:p text:style-name="code">verifier(dist(b,c)=l=l)</text:p>
      <text:p text:style-name="code">verifier(dist(a,ap)=l=k)</text:p>
      <text:p text:style-name="code">fin</text:p>
      <text:p text:style-name="Standard"/>
      <text:p text:style-name="Standard"/>
      <text:p text:style-name="Standard"/>
      <text:p text:style-name="P2"/>
      <text:p text:style-name="Standard">exo12</text:p>
      <text:p text:style-name="Standard">0 'dec:' cercle :: c donne.</text:p>
      <text:p text:style-name="Standard">1 'dec:' droite :: d donne.</text:p>
      <text:p text:style-name="Standard">2 'dec:' point :: a donne.</text:p>
      <text:p text:style-name="Standard">3 'dec:' point :: b mentionne.</text:p>
      <text:p text:style-name="Standard">4 'dec:' cercle :: s cherche.</text:p>
      <text:p text:style-name="Standard"/>
      <text:p text:style-name="Standard">0 'cont:' tangentcc(s,c,b).</text:p>
      <text:p text:style-name="Standard">1 'cont:' tangentcd(s,d,a).</text:p>
      <text:p text:style-name="Standard"/>
      <text:p text:style-name="Standard"/>
      <text:p text:style-name="Standard"><draw:g text:anchor-type="paragraph" draw:z-index="24" draw:style-name="gr42"><draw:custom-shape draw:style-name="gr58" draw:text-style-name="P12" svg:width="3.469cm" svg:height="3.409cm" svg:x="7.708cm" svg:y="0.1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9" draw:text-style-name="P12" svg:x1="7.308cm" svg:y1="4.19cm" svg:x2="14.708cm" svg:y2="4.177cm"><text:p/></draw:line><draw:custom-shape draw:style-name="gr60" draw:text-style-name="P12" svg:width="1.682cm" svg:height="1.731cm" svg:x="10.711cm" svg:y="2.4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1" draw:text-style-name="P11" svg:width="0.742cm" svg:height="0.754cm" svg:x="11.397cm" svg:y="4.299cm"><draw:text-box><text:p text:style-name="P10"><text:span text:style-name="T1">a</text:span></text:p></draw:text-box></draw:frame><draw:custom-shape draw:style-name="gr62" draw:text-style-name="P12" svg:width="0.144cm" svg:height="0.177cm" svg:x="7.968cm" svg:y="4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3" draw:text-style-name="P11" svg:width="0.976cm" svg:height="0.754cm" svg:x="7.968cm" svg:y="4.394cm"><draw:text-box><text:p text:style-name="P10"><text:span text:style-name="T1">aa</text:span></text:p></draw:text-box></draw:frame><draw:frame draw:style-name="gr64" draw:text-style-name="P11" svg:width="0.742cm" svg:height="0.754cm" svg:x="13.245cm" svg:y="4.394cm"><draw:text-box><text:p text:style-name="P10"><text:span text:style-name="T1">d</text:span></text:p></draw:text-box></draw:frame><draw:frame draw:style-name="gr65" draw:text-style-name="P11" svg:width="0.742cm" svg:height="0.754cm" svg:x="10.517cm" svg:y="2.542cm"><draw:text-box><text:p text:style-name="P10"><text:span text:style-name="T1">b</text:span></text:p></draw:text-box></draw:frame><draw:frame draw:style-name="gr66" draw:text-style-name="P11" svg:width="0.717cm" svg:height="0.754cm" svg:x="10.827cm" svg:y="0.351cm"><draw:text-box><text:p text:style-name="P10"><text:span text:style-name="T1">c</text:span></text:p></draw:text-box></draw:frame></draw:g>exo12b</text:p>
      <text:p text:style-name="Standard">0 'dec:' cercle :: c donne.</text:p>
      <text:p text:style-name="Standard">2 'dec:' point :: a donne.</text:p>
      <text:p text:style-name="Standard">1 'dec:' point :: aa donne.</text:p>
      <text:p text:style-name="Standard">5 'dec:' droite :: d nomme dro(a,aa).</text:p>
      <text:p text:style-name="Standard">3 'dec:' point :: b mentionne.</text:p>
      <text:p text:style-name="Standard">4 'dec:' cercle :: s cherche.</text:p>
      <text:p text:style-name="Standard"/>
      <text:p text:style-name="Standard">0 'cont:' tangentcc(s,c,b).</text:p>
      <text:p text:style-name="Standard">1 'cont:' tangentcd(s,d,a).</text:p>
      <text:p text:style-name="Standard"/>
      <text:p text:style-name="P5">OK</text:p>
      <text:p text:style-name="P4"/>
      <text:p text:style-name="P4">c:= (donne)</text:p>
      <text:p text:style-name="P4">point00:=centre(c)</text:p>
      <text:p text:style-name="P4">long00:=rayon(c)</text:p>
      <text:p text:style-name="P4">a:= (donne)</text:p>
      <text:p text:style-name="P4">aa:= (donne)</text:p>
      <text:p text:style-name="P4">long01:=dist(aa,a)</text:p>
      <text:p text:style-name="P4">d:=dro(a,aa)</text:p>
      <text:p text:style-name="P4">si [aa diff a] alors</text:p>
      <text:p text:style-name="P4"><text:s text:c="3"/>d:=dro(aa,a)</text:p>
      <text:p text:style-name="P4"><text:s text:c="3"/>dir00:=dird(d)</text:p>
      <text:p text:style-name="P4"><text:s text:c="3"/>droite00:=dorth(d,a)</text:p>
      <text:p text:style-name="P4"><text:s text:c="3"/>dir01:=dird(droite00)</text:p>
      <text:p text:style-name="P4"><text:s text:c="3"/>droite05:=dpp(droite00,point00)</text:p>
      <text:p text:style-name="P4"><text:s text:c="3"/>dir06:=dird(droite05)</text:p>
      <text:p text:style-name="P4"><text:s text:c="3"/>list00:=intercd(c,droite05)</text:p>
      <text:p text:style-name="P4"><text:s text:c="3"/>pour point03 dans list00 faire </text:p>
      <text:p text:style-name="P4"><text:s text:c="6"/>long04:=dist(point03,a)</text:p>
      <text:p text:style-name="P4"><text:s text:c="6"/>si [point03 diff a] alors</text:p>
      <text:p text:style-name="P4"><text:s text:c="9"/>droite06:=dro(point03,a)</text:p>
      <text:p text:style-name="P4"><text:s text:c="9"/>dir07:=dird(droite06)</text:p>
      <text:p text:style-name="P4"><text:s text:c="9"/>droite01:=dro(point03,a)</text:p>
      <text:p text:style-name="P4"><text:s text:c="9"/>dir02:=dird(droite01)</text:p>
      <text:p text:style-name="P4"><text:s text:c="9"/>droite02:=med(point03,a)</text:p>
      <text:p text:style-name="P4"><text:s text:c="9"/>dir03:=dird(droite02)</text:p>
      <text:p text:style-name="P4"><text:s text:c="9"/>point01:=interdd(droite02,droite00)</text:p>
      <text:p text:style-name="P4"><text:s text:c="9"/>long03:=dist(point01,point00)</text:p>
      <text:p text:style-name="P4"><text:s text:c="9"/>droite03:=dro(point01,point00)</text:p>
      <text:p text:style-name="P4"><text:s text:c="9"/>dir04:=dird(droite03)</text:p>
      <text:p text:style-name="P4"><text:s text:c="9"/>droite04:=dorth(droite03,point03)</text:p>
      <text:p text:style-name="P4"><text:s text:c="9"/>dir05:=dird(droite04)</text:p>
      <text:p text:style-name="P4"><text:s text:c="9"/>long02:=did(point01,droite04)</text:p>
      <text:p text:style-name="P4"><text:s text:c="9"/>list01:=cr2p(long02,point03,a)</text:p>
      <text:p text:style-name="P4"><text:s text:c="9"/>pour s dans list01 faire </text:p>
      <text:p text:style-name="P4"><text:s text:c="12"/>point02:=interdd(droite02,droite01)</text:p>
      <text:p text:style-name="P4"><text:s text:c="12"/>fin</text:p>
      <text:p text:style-name="P4"><text:s text:c="9"/>fin</text:p>
      <text:p text:style-name="P4"><text:soft-page-break/><text:s text:c="7"/>sinon</text:p>
      <text:p text:style-name="P4"><text:s text:c="9"/>cercle02:=ccr(point03,long00)</text:p>
      <text:p text:style-name="P4"><text:s text:c="9"/>list02:=intercd(cercle02,droite00)</text:p>
      <text:p text:style-name="P4"><text:s text:c="9"/>pour point04 dans list02 faire </text:p>
      <text:p text:style-name="P4"><text:s text:c="12"/>cercle03:=ccr(point04,long00)</text:p>
      <text:p text:style-name="P4"><text:s text:c="12"/>long05:=dist(point04,point00)</text:p>
      <text:p text:style-name="P4"><text:s text:c="12"/>si [point04 diff point00] alors</text:p>
      <text:p text:style-name="P4"><text:s text:c="15"/>droite07:=med(point04,point00)</text:p>
      <text:p text:style-name="P4"><text:s text:c="15"/>dir08:=dird(droite07)</text:p>
      <text:p text:style-name="P4"><text:s text:c="15"/>point01:=interdd(droite07,droite00)</text:p>
      <text:p text:style-name="P4"><text:s text:c="15"/>s:=ccp(point01,point03)</text:p>
      <text:p text:style-name="P4"><text:s text:c="15"/>b:=intercc(s,c)</text:p>
      <text:p text:style-name="P4"><text:s text:c="15"/>droite03:=dro(point01,point00)</text:p>
      <text:p text:style-name="P4"><text:s text:c="15"/>long02:=did(point01,d)</text:p>
      <text:p text:style-name="P4"><text:s text:c="15"/>cercle00:=ccp(point01,point04)</text:p>
      <text:p text:style-name="P4"><text:s text:c="15"/>cercle01:=ccp(point04,point01)</text:p>
      <text:p text:style-name="P4"><text:s text:c="15"/>long03:=dist(point04,point01)</text:p>
      <text:p text:style-name="P4"><text:s text:c="15"/>fin</text:p>
      <text:p text:style-name="P4"><text:s text:c="13"/>sinon</text:p>
      <text:p text:style-name="P4"><text:s text:c="15"/>cercle04:=cdiam(point04,point03)</text:p>
      <text:p text:style-name="P4"><text:s text:c="15"/>point05:=centre(cercle04)</text:p>
      <text:p text:style-name="P4"><text:s text:c="15"/>long06:=rayon(cercle04)</text:p>
      <text:p text:style-name="P4"><text:s text:c="15"/>droite03:=dro(point03,point04)</text:p>
      <text:p text:style-name="P4"><text:s text:c="15"/>dir04:=dird(droite03)</text:p>
      <text:p text:style-name="P4"><text:s text:c="15"/>droite04:=dorth(droite03,point03)</text:p>
      <text:p text:style-name="P4"><text:s text:c="15"/>dir05:=dird(droite04)</text:p>
      <text:p text:style-name="P4"><text:s text:c="15"/>point01:=interdd(droite03,droite00)</text:p>
      <text:p text:style-name="P4"><text:s text:c="15"/>s:=ccp(point01,point03)</text:p>
      <text:p text:style-name="P4"><text:s text:c="15"/>long02:=did(point01,droite04)</text:p>
      <text:p text:style-name="P4"><text:s text:c="15"/>cercle00:=ccp(point01,point04)</text:p>
      <text:p text:style-name="P4"><text:s text:c="15"/>cercle01:=ccp(point04,point01)</text:p>
      <text:p text:style-name="P4"><text:s text:c="15"/>long03:=dist(point04,point01)</text:p>
      <text:p text:style-name="P4"><text:s text:c="15"/>droite02:=dro(point01,point04)</text:p>
      <text:p text:style-name="P4"><text:s text:c="15"/>fin</text:p>
      <text:p text:style-name="P4"><text:s text:c="12"/>fin</text:p>
      <text:p text:style-name="P4"><text:s text:c="9"/>fin</text:p>
      <text:p text:style-name="P4"><text:s text:c="6"/>fin</text:p>
      <text:p text:style-name="P4"><text:s text:c="3"/>fin</text:p>
      <text:p text:style-name="P4"><text:s/>sinon</text:p>
      <text:p text:style-name="P4"><text:s text:c="3"/>echec</text:p>
      <text:p text:style-name="P4"><text:s text:c="3"/>fin</text:p>
      <text:p text:style-name="P4">verifier(tangentcc(s,c,b))</text:p>
      <text:p text:style-name="P4">verifier(tangentcd(s,d,a))</text:p>
      <text:p text:style-name="P4">fin</text:p>
      <text:p text:style-name="Standard"/>
      <text:p text:style-name="Standard"/>
      <text:p text:style-name="Standard"/>
      <text:p text:style-name="Standard"/>
      <text:p text:style-name="Standard"/>
      <text:p text:style-name="Standard">exo13 (tgtes à un cercle passant par un point donné)</text:p>
      <text:p text:style-name="Standard">0 'dec:' cercle :: c donne.</text:p>
      <text:p text:style-name="Standard">1 'dec:' point :: a donne.</text:p>
      <text:p text:style-name="Standard">2 'dec:' droite :: d cherche.</text:p>
      <text:p text:style-name="Standard">3 'dec:' point :: b mentionne.</text:p>
      <text:p text:style-name="Standard"/>
      <text:p text:style-name="Standard">0 'cont:' a est_sur d.</text:p>
      <text:p text:style-name="Standard">1 'cont:' tangentcd(c,d,b).</text:p>
      <text:p text:style-name="Standard"/>
      <text:p text:style-name="Standard">ok</text:p>
      <text:p text:style-name="Standard"/>
      <text:p text:style-name="Standard"/>
      <text:p text:style-name="Standard">exo14</text:p>
      <text:p text:style-name="Standard">0 'dec:' cercle :: c1 donne.</text:p>
      <text:p text:style-name="Standard"><text:soft-page-break/>1 'dec:' cercle :: c2 donne.</text:p>
      <text:p text:style-name="Standard">2 'dec:' point :: a1 mentionne.</text:p>
      <text:p text:style-name="Standard">3 'dec:' point :: a2 mentionne.</text:p>
      <text:p text:style-name="Standard">4 'dec:' droite :: d cherche.</text:p>
      <text:p text:style-name="Standard"/>
      <text:p text:style-name="Standard">0 'cont:' tangentcd(c1,d,a1).</text:p>
      <text:p text:style-name="Standard">1 'cont:' tangentcd(c2,d,a2).</text:p>
      <text:p text:style-name="Standard"/>
      <text:p text:style-name="Standard"/>
      <text:p text:style-name="Standard">exopll</text:p>
      <text:p text:style-name="Standard">0 'dec:' point :: o donne.</text:p>
      <text:p text:style-name="Standard">1 'dec:' dir :: di donne.</text:p>
      <text:p text:style-name="Standard">2 'dec:' point :: a donne.</text:p>
      <text:p text:style-name="Standard">3 'dec:' point :: b donne.</text:p>
      <text:p text:style-name="Standard">4 'dec:' droite :: d1 nomme dpdir(a,di).</text:p>
      <text:p text:style-name="Standard">5 'dec:' droite :: d2 nomme dpdir(b,di).</text:p>
      <text:p text:style-name="Standard">6 'dec:' droite :: d cherche.</text:p>
      <text:p text:style-name="Standard">7 'dec:' point :: m mentionne.</text:p>
      <text:p text:style-name="Standard">8 'dec:' point :: n mentionne.</text:p>
      <text:p text:style-name="Standard"/>
      <text:p text:style-name="Standard">0 'cont:' m est_sur d1.</text:p>
      <text:p text:style-name="Standard">1 'cont:' n est_sur d2.</text:p>
      <text:p text:style-name="Standard">2 'cont:' m est_sur d.</text:p>
      <text:p text:style-name="Standard">3 'cont:' n est_sur d.</text:p>
      <text:p text:style-name="Standard">4 'cont:' o est_sur d.</text:p>
      <text:p text:style-name="Standard">4 'cont:' di '=di=' di.</text:p>
      <text:p text:style-name="Standard">5 'cont:' dist(a,m) '=l=' dist(b,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Times New Roman" svg:font-family="'Times New Roman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Extrémités_20_de_20_flèche_20_2" draw:display-name="Extrémités de flèche 2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de" style:family="paragraph" style:parent-style-name="Standard" style:class="text">
      <style:text-properties style:font-name="Liberation Sans" fo:font-size="8pt" style:font-size-asian="8pt" style:font-size-complex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Schreck</meta:initial-creator>
    <meta:creation-date>2012-02-29T09:16:08</meta:creation-date>
    <dc:date>2012-04-03T16:02:07</dc:date>
    <dc:creator>Pascal Schreck</dc:creator>
    <meta:editing-duration>P1DT14H22M53S</meta:editing-duration>
    <meta:editing-cycles>20</meta:editing-cycles>
    <meta:generator>LibreOffice/3.4$Unix LibreOffice_project/340m1$Build-402</meta:generator>
    <meta:document-statistic meta:table-count="0" meta:image-count="0" meta:object-count="0" meta:page-count="18" meta:paragraph-count="795" meta:word-count="1836" meta:character-count="20354" meta:non-whitespace-character-count="14349"/>
  </office:meta>
</office:document-meta>
</file>